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7" style:family="table-cell" style:parent-style-name="Default">
      <style:text-properties style:font-name="LM Mono 10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Δh</text:p>
          </table:table-cell>
          <table:table-cell table:style-name="Default" office:value-type="string" calcext:value-type="string">
            <text:p>D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flange</text:p>
          </table:table-cell>
          <table:table-cell office:value-type="string" calcext:value-type="string">
            <text:p>add mass</text:p>
          </table:table-cell>
          <table:table-cell office:value-type="string" calcext:value-type="string">
            <text:p>m_tot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E</text:p>
          </table:table-cell>
          <table:table-cell/>
          <table:table-cell table:style-name="ce5" office:value-type="string" calcext:value-type="string">
            <text:p>Python code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5" office:value-type="string" calcext:value-type="string">
            <text:p>JSON code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4" office:value-type="string" calcext:value-type="string">
            <text:p>kg</text:p>
          </table:table-cell>
          <table:table-cell office:value-type="string" calcext:value-type="string">
            <text:p>m4</text:p>
          </table:table-cell>
          <table:table-cell table:style-name="Default" office:value-type="string" calcext:value-type="string">
            <text:p>N/m2</text:p>
          </table:table-cell>
          <table:table-cell/>
          <table:table-cell office:value-type="string" calcext:value-type="string">
            <text:p>Beams:</text:p>
          </table:table-cell>
          <table:table-cell office:value-type="string" calcext:value-type="string">
            <text:p>BeamB_2DOF</text:p>
          </table:table-cell>
          <table:table-cell/>
          <table:table-cell office:value-type="string" calcext:value-type="string">
            <text:p>model_var: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{"model":[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4.56" calcext:value-type="float">
            <text:p>4.56</text:p>
          </table:table-cell>
          <table:table-cell office:value-type="float" office:value="0.04" calcext:value-type="float">
            <text:p>0.04</text:p>
          </table:table-cell>
          <table:table-cell table:formula="of:=PI()*[.B3]*[.C3]" office:value-type="float" office:value="0.573026500014778" calcext:value-type="float">
            <text:p>0.573026500014778</text:p>
          </table:table-cell>
          <table:table-cell table:formula="of:=[.D3]*[.A3]" office:value-type="float" office:value="0.100279637502586" calcext:value-type="float">
            <text:p>0.100279637502586</text:p>
          </table:table-cell>
          <table:table-cell table:formula="of:=[.E3]*7850" office:value-type="float" office:value="787.195154395302" calcext:value-type="float">
            <text:p>787.195154395302</text:p>
          </table:table-cell>
          <table:table-cell office:value-type="float" office:value="3580" calcext:value-type="float">
            <text:p>3580</text:p>
          </table:table-cell>
          <table:table-cell table:formula="of:=[.A3]*55+PI()/4*[.B3]^2*55" office:value-type="float" office:value="907.844038773165" calcext:value-type="float">
            <text:p>907.844038773165</text:p>
          </table:table-cell>
          <table:table-cell table:formula="of:=SUM([.F3:.H3])" office:value-type="float" office:value="5275.03919316847" calcext:value-type="float">
            <text:p>5275.03919316847</text:p>
          </table:table-cell>
          <table:table-cell table:formula="of:=PI()*([.B3]/2)^3*[.C3]" office:value-type="float" office:value="1.48941047883841" calcext:value-type="float">
            <text:p>1.48941047883841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Q2]&amp;&quot;.add(&quot;&amp;[.N2]&amp;&quot;(*by_axial_length(&quot;&amp;[.N2]&amp;&quot;.get_dofs(),&quot;&amp;[.A3]&amp;&quot;), mass=&quot;&amp;[.I3]&amp;&quot;, area=&quot;&amp;[.D3]&amp;&quot;, area_moi=&quot;&amp;[.J3]&amp;&quot;, e_modul=&quot;&amp;[.K3]&amp;&quot;))&quot;" office:value-type="string" office:string-value="model.add(BeamB_2DOF(*by_axial_length(BeamB_2DOF.get_dofs(),0.175), mass=5275.03919316847, area=0.573026500014778, area_moi=1.48941047883841, e_modul=210000000000))" calcext:value-type="string">
            <text:p>model.add(BeamB_2DOF(*by_axial_length(BeamB_2DOF.get_dofs(),0.175), mass=5275.03919316847, area=0.573026500014778, area_moi=1.48941047883841, e_modul=210000000000)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]&amp;&quot;, &quot;&quot;mass&quot;&quot;:&quot;&amp;[.I3]&amp;&quot;,&quot;&quot;area&quot;&quot;:&quot;&amp;[.D3]&amp;&quot;,&quot;&quot;area_moi&quot;&quot;:&quot;&amp;[.J3]&amp;&quot;, &quot;&quot;e_modul&quot;&quot;:&quot;&amp;[.K3]&amp;&quot;},&quot;" office:value-type="string" office:string-value="{&quot;length&quot;:0.175, &quot;mass&quot;:5275.03919316847,&quot;area&quot;:0.573026500014778,&quot;area_moi&quot;:1.48941047883841, &quot;e_modul&quot;:210000000000}," calcext:value-type="string">
            <text:p>{"length":0.175, "mass":5275.03919316847,"area":0.573026500014778,"area_moi":1.48941047883841, "e_modul":210000000000},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4.535" calcext:value-type="float">
            <text:p>4.535</text:p>
          </table:table-cell>
          <table:table-cell office:value-type="float" office:value="0.04" calcext:value-type="float">
            <text:p>0.04</text:p>
          </table:table-cell>
          <table:table-cell table:formula="of:=PI()*[.B4]*[.C4]" office:value-type="float" office:value="0.569884907361188" calcext:value-type="float">
            <text:p>0.569884907361188</text:p>
          </table:table-cell>
          <table:table-cell table:formula="of:=[.D4]*[.A4]" office:value-type="float" office:value="1.55293637255924" calcext:value-type="float">
            <text:p>1.55293637255924</text:p>
          </table:table-cell>
          <table:table-cell table:formula="of:=[.E4]*7850" office:value-type="float" office:value="12190.55052459" calcext:value-type="float">
            <text:p>12190.55052459</text:p>
          </table:table-cell>
          <table:table-cell/>
          <table:table-cell table:formula="of:=[.A4]*55" office:value-type="float" office:value="149.875" calcext:value-type="float">
            <text:p>149.875</text:p>
          </table:table-cell>
          <table:table-cell table:formula="of:=SUM([.F4:.H4])" office:value-type="float" office:value="12340.42552459" calcext:value-type="float">
            <text:p>12340.42552459</text:p>
          </table:table-cell>
          <table:table-cell table:formula="of:=PI()*([.B4]/2)^3*[.C4]" office:value-type="float" office:value="1.4650476536118" calcext:value-type="float">
            <text:p>1.465047653611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]&amp;&quot;, mass=&quot;&amp;[.I4]&amp;&quot;, area=&quot;&amp;[.D4]&amp;&quot;, area_moi=&quot;&amp;[.J4]&amp;&quot;, e_modul=&quot;&amp;[.K4]&amp;&quot;)&quot;" office:value-type="string" office:string-value="model.append(2.725, mass=12340.42552459, area=0.569884907361188, area_moi=1.4650476536118, e_modul=210000000000)" calcext:value-type="string">
            <text:p>model.append(2.725, mass=12340.42552459, area=0.569884907361188, area_moi=1.465047653611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]&amp;&quot;, &quot;&quot;mass&quot;&quot;:&quot;&amp;[.I4]&amp;&quot;,&quot;&quot;area&quot;&quot;:&quot;&amp;[.D4]&amp;&quot;,&quot;&quot;area_moi&quot;&quot;:&quot;&amp;[.J4]&amp;&quot;, &quot;&quot;e_modul&quot;&quot;:&quot;&amp;[.K4]&amp;&quot;},&quot;" office:value-type="string" office:string-value="{&quot;length&quot;:2.725, &quot;mass&quot;:12340.42552459,&quot;area&quot;:0.569884907361188,&quot;area_moi&quot;:1.4650476536118, &quot;e_modul&quot;:210000000000}," calcext:value-type="string">
            <text:p>{"length":2.725, "mass":12340.42552459,"area":0.569884907361188,"area_moi":1.4650476536118, "e_modul":210000000000},</text:p>
          </table:table-cell>
        </table:table-row>
        <table:table-row table:style-name="ro1">
          <table:table-cell office:value-type="float" office:value="2.849" calcext:value-type="float">
            <text:p>2.849</text:p>
          </table:table-cell>
          <table:table-cell office:value-type="float" office:value="4.484" calcext:value-type="float">
            <text:p>4.484</text:p>
          </table:table-cell>
          <table:table-cell office:value-type="float" office:value="0.04" calcext:value-type="float">
            <text:p>0.04</text:p>
          </table:table-cell>
          <table:table-cell table:formula="of:=PI()*[.B5]*[.C5]" office:value-type="float" office:value="0.563476058347865" calcext:value-type="float">
            <text:p>0.563476058347865</text:p>
          </table:table-cell>
          <table:table-cell table:formula="of:=[.D5]*[.A5]" office:value-type="float" office:value="1.60534329023307" calcext:value-type="float">
            <text:p>1.60534329023307</text:p>
          </table:table-cell>
          <table:table-cell table:formula="of:=[.E5]*7850" office:value-type="float" office:value="12601.9448283296" calcext:value-type="float">
            <text:p>12601.9448283296</text:p>
          </table:table-cell>
          <table:table-cell/>
          <table:table-cell table:formula="of:=[.A5]*55" office:value-type="float" office:value="156.695" calcext:value-type="float">
            <text:p>156.695</text:p>
          </table:table-cell>
          <table:table-cell table:formula="of:=SUM([.F5:.H5])" office:value-type="float" office:value="12758.6398283296" calcext:value-type="float">
            <text:p>12758.6398283296</text:p>
          </table:table-cell>
          <table:table-cell table:formula="of:=PI()*([.B5]/2)^3*[.C5]" office:value-type="float" office:value="1.41617423487664" calcext:value-type="float">
            <text:p>1.4161742348766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5]&amp;&quot;, mass=&quot;&amp;[.I5]&amp;&quot;, area=&quot;&amp;[.D5]&amp;&quot;, area_moi=&quot;&amp;[.J5]&amp;&quot;, e_modul=&quot;&amp;[.K5]&amp;&quot;)&quot;" office:value-type="string" office:string-value="model.append(2.849, mass=12758.6398283296, area=0.563476058347865, area_moi=1.41617423487664, e_modul=210000000000)" calcext:value-type="string">
            <text:p>model.append(2.849, mass=12758.6398283296, area=0.563476058347865, area_moi=1.4161742348766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5]&amp;&quot;, &quot;&quot;mass&quot;&quot;:&quot;&amp;[.I5]&amp;&quot;,&quot;&quot;area&quot;&quot;:&quot;&amp;[.D5]&amp;&quot;,&quot;&quot;area_moi&quot;&quot;:&quot;&amp;[.J5]&amp;&quot;, &quot;&quot;e_modul&quot;&quot;:&quot;&amp;[.K5]&amp;&quot;},&quot;" office:value-type="string" office:string-value="{&quot;length&quot;:2.849, &quot;mass&quot;:12758.6398283296,&quot;area&quot;:0.563476058347865,&quot;area_moi&quot;:1.41617423487664, &quot;e_modul&quot;:210000000000}," calcext:value-type="string">
            <text:p>{"length":2.849, "mass":12758.6398283296,"area":0.563476058347865,"area_moi":1.41617423487664, "e_modul":210000000000},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.437" calcext:value-type="float">
            <text:p>4.437</text:p>
          </table:table-cell>
          <table:table-cell office:value-type="float" office:value="0.0355" calcext:value-type="float">
            <text:p>0.0355</text:p>
          </table:table-cell>
          <table:table-cell table:formula="of:=PI()*[.B6]*[.C6]" office:value-type="float" office:value="0.494843254441216" calcext:value-type="float">
            <text:p>0.494843254441216</text:p>
          </table:table-cell>
          <table:table-cell table:formula="of:=[.D6]*[.A6]" office:value-type="float" office:value="1.41030327515747" calcext:value-type="float">
            <text:p>1.41030327515747</text:p>
          </table:table-cell>
          <table:table-cell table:formula="of:=[.E6]*7850" office:value-type="float" office:value="11070.8807099861" calcext:value-type="float">
            <text:p>11070.8807099861</text:p>
          </table:table-cell>
          <table:table-cell/>
          <table:table-cell table:formula="of:=[.A6]*55" office:value-type="float" office:value="156.75" calcext:value-type="float">
            <text:p>156.75</text:p>
          </table:table-cell>
          <table:table-cell table:formula="of:=SUM([.F6:.H6])" office:value-type="float" office:value="11227.6307099861" calcext:value-type="float">
            <text:p>11227.6307099861</text:p>
          </table:table-cell>
          <table:table-cell table:formula="of:=PI()*([.B6]/2)^3*[.C6]" office:value-type="float" office:value="1.21774547625542" calcext:value-type="float">
            <text:p>1.2177454762554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6]&amp;&quot;, mass=&quot;&amp;[.I6]&amp;&quot;, area=&quot;&amp;[.D6]&amp;&quot;, area_moi=&quot;&amp;[.J6]&amp;&quot;, e_modul=&quot;&amp;[.K6]&amp;&quot;)&quot;" office:value-type="string" office:string-value="model.append(2.85, mass=11227.6307099861, area=0.494843254441216, area_moi=1.21774547625542, e_modul=210000000000)" calcext:value-type="string">
            <text:p>model.append(2.85, mass=11227.6307099861, area=0.494843254441216, area_moi=1.2177454762554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6]&amp;&quot;, &quot;&quot;mass&quot;&quot;:&quot;&amp;[.I6]&amp;&quot;,&quot;&quot;area&quot;&quot;:&quot;&amp;[.D6]&amp;&quot;,&quot;&quot;area_moi&quot;&quot;:&quot;&amp;[.J6]&amp;&quot;, &quot;&quot;e_modul&quot;&quot;:&quot;&amp;[.K6]&amp;&quot;},&quot;" office:value-type="string" office:string-value="{&quot;length&quot;:2.85, &quot;mass&quot;:11227.6307099861,&quot;area&quot;:0.494843254441216,&quot;area_moi&quot;:1.21774547625542, &quot;e_modul&quot;:210000000000}," calcext:value-type="string">
            <text:p>{"length":2.85, "mass":11227.6307099861,"area":0.494843254441216,"area_moi":1.21774547625542, "e_modul":210000000000},</text:p>
          </table:table-cell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4.39" calcext:value-type="float">
            <text:p>4.39</text:p>
          </table:table-cell>
          <table:table-cell office:value-type="float" office:value="0.0335" calcext:value-type="float">
            <text:p>0.0335</text:p>
          </table:table-cell>
          <table:table-cell table:formula="of:=PI()*[.B7]*[.C7]" office:value-type="float" office:value="0.462018323600183" calcext:value-type="float">
            <text:p>0.462018323600183</text:p>
          </table:table-cell>
          <table:table-cell table:formula="of:=[.D7]*[.A7]" office:value-type="float" office:value="1.18091883512207" calcext:value-type="float">
            <text:p>1.18091883512207</text:p>
          </table:table-cell>
          <table:table-cell table:formula="of:=[.E7]*7850" office:value-type="float" office:value="9270.21285570823" calcext:value-type="float">
            <text:p>9270.21285570823</text:p>
          </table:table-cell>
          <table:table-cell/>
          <table:table-cell table:formula="of:=[.A7]*55" office:value-type="float" office:value="140.58" calcext:value-type="float">
            <text:p>140.58</text:p>
          </table:table-cell>
          <table:table-cell table:formula="of:=SUM([.F7:.H7])" office:value-type="float" office:value="9410.79285570823" calcext:value-type="float">
            <text:p>9410.79285570823</text:p>
          </table:table-cell>
          <table:table-cell table:formula="of:=PI()*([.B7]/2)^3*[.C7]" office:value-type="float" office:value="1.11300791678189" calcext:value-type="float">
            <text:p>1.1130079167818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7]&amp;&quot;, mass=&quot;&amp;[.I7]&amp;&quot;, area=&quot;&amp;[.D7]&amp;&quot;, area_moi=&quot;&amp;[.J7]&amp;&quot;, e_modul=&quot;&amp;[.K7]&amp;&quot;)&quot;" office:value-type="string" office:string-value="model.append(2.556, mass=9410.79285570823, area=0.462018323600183, area_moi=1.11300791678189, e_modul=210000000000)" calcext:value-type="string">
            <text:p>model.append(2.556, mass=9410.79285570823, area=0.462018323600183, area_moi=1.1130079167818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7]&amp;&quot;, &quot;&quot;mass&quot;&quot;:&quot;&amp;[.I7]&amp;&quot;,&quot;&quot;area&quot;&quot;:&quot;&amp;[.D7]&amp;&quot;,&quot;&quot;area_moi&quot;&quot;:&quot;&amp;[.J7]&amp;&quot;, &quot;&quot;e_modul&quot;&quot;:&quot;&amp;[.K7]&amp;&quot;},&quot;" office:value-type="string" office:string-value="{&quot;length&quot;:2.556, &quot;mass&quot;:9410.79285570823,&quot;area&quot;:0.462018323600183,&quot;area_moi&quot;:1.11300791678189, &quot;e_modul&quot;:210000000000}," calcext:value-type="string">
            <text:p>{"length":2.556, "mass":9410.79285570823,"area":0.462018323600183,"area_moi":1.11300791678189, "e_modul":210000000000},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4.3675" calcext:value-type="float">
            <text:p>4.3675</text:p>
          </table:table-cell>
          <table:table-cell office:value-type="float" office:value="0.0325" calcext:value-type="float">
            <text:p>0.0325</text:p>
          </table:table-cell>
          <table:table-cell table:formula="of:=PI()*[.B8]*[.C8]" office:value-type="float" office:value="0.445929442222986" calcext:value-type="float">
            <text:p>0.445929442222986</text:p>
          </table:table-cell>
          <table:table-cell table:formula="of:=[.D8]*[.A8]" office:value-type="float" office:value="0.064659769122333" calcext:value-type="float">
            <text:p>0.064659769122333</text:p>
          </table:table-cell>
          <table:table-cell table:formula="of:=[.E8]*7850" office:value-type="float" office:value="507.579187610314" calcext:value-type="float">
            <text:p>507.579187610314</text:p>
          </table:table-cell>
          <table:table-cell office:value-type="float" office:value="2680" calcext:value-type="float">
            <text:p>2680</text:p>
          </table:table-cell>
          <table:table-cell table:formula="of:=[.A8]*55+PI()/4*[.B8]^2*55" office:value-type="float" office:value="831.958277999916" calcext:value-type="float">
            <text:p>831.958277999916</text:p>
          </table:table-cell>
          <table:table-cell table:formula="of:=SUM([.F8:.H8])" office:value-type="float" office:value="4019.53746561023" calcext:value-type="float">
            <text:p>4019.53746561023</text:p>
          </table:table-cell>
          <table:table-cell table:formula="of:=PI()*([.B8]/2)^3*[.C8]" office:value-type="float" office:value="1.06326614924182" calcext:value-type="float">
            <text:p>1.0632661492418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8]&amp;&quot;, mass=&quot;&amp;[.I8]&amp;&quot;, area=&quot;&amp;[.D8]&amp;&quot;, area_moi=&quot;&amp;[.J8]&amp;&quot;, e_modul=&quot;&amp;[.K8]&amp;&quot;)&quot;" office:value-type="string" office:string-value="model.append(0.145, mass=4019.53746561023, area=0.445929442222986, area_moi=1.06326614924182, e_modul=210000000000)" calcext:value-type="string">
            <text:p>model.append(0.145, mass=4019.53746561023, area=0.445929442222986, area_moi=1.0632661492418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8]&amp;&quot;, &quot;&quot;mass&quot;&quot;:&quot;&amp;[.I8]&amp;&quot;,&quot;&quot;area&quot;&quot;:&quot;&amp;[.D8]&amp;&quot;,&quot;&quot;area_moi&quot;&quot;:&quot;&amp;[.J8]&amp;&quot;, &quot;&quot;e_modul&quot;&quot;:&quot;&amp;[.K8]&amp;&quot;},&quot;" office:value-type="string" office:string-value="{&quot;length&quot;:0.145, &quot;mass&quot;:4019.53746561023,&quot;area&quot;:0.445929442222986,&quot;area_moi&quot;:1.06326614924182, &quot;e_modul&quot;:210000000000}," calcext:value-type="string">
            <text:p>{"length":0.145, "mass":4019.53746561023,"area":0.445929442222986,"area_moi":1.06326614924182, "e_modul":210000000000},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4.3675" calcext:value-type="float">
            <text:p>4.3675</text:p>
          </table:table-cell>
          <table:table-cell office:value-type="float" office:value="0.0325" calcext:value-type="float">
            <text:p>0.0325</text:p>
          </table:table-cell>
          <table:table-cell table:formula="of:=PI()*[.B9]*[.C9]" office:value-type="float" office:value="0.445929442222986" calcext:value-type="float">
            <text:p>0.445929442222986</text:p>
          </table:table-cell>
          <table:table-cell table:formula="of:=[.D9]*[.A9]" office:value-type="float" office:value="0.064659769122333" calcext:value-type="float">
            <text:p>0.064659769122333</text:p>
          </table:table-cell>
          <table:table-cell table:formula="of:=[.E9]*7850" office:value-type="float" office:value="507.579187610314" calcext:value-type="float">
            <text:p>507.579187610314</text:p>
          </table:table-cell>
          <table:table-cell office:value-type="float" office:value="2680" calcext:value-type="float">
            <text:p>2680</text:p>
          </table:table-cell>
          <table:table-cell table:formula="of:=[.A9]*55" office:value-type="float" office:value="7.975" calcext:value-type="float">
            <text:p>7.975</text:p>
          </table:table-cell>
          <table:table-cell table:formula="of:=SUM([.F9:.H9])" office:value-type="float" office:value="3195.55418761031" calcext:value-type="float">
            <text:p>3195.55418761031</text:p>
          </table:table-cell>
          <table:table-cell table:formula="of:=PI()*([.B9]/2)^3*[.C9]" office:value-type="float" office:value="1.06326614924182" calcext:value-type="float">
            <text:p>1.0632661492418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9]&amp;&quot;, mass=&quot;&amp;[.I9]&amp;&quot;, area=&quot;&amp;[.D9]&amp;&quot;, area_moi=&quot;&amp;[.J9]&amp;&quot;, e_modul=&quot;&amp;[.K9]&amp;&quot;)&quot;" office:value-type="string" office:string-value="model.append(0.145, mass=3195.55418761031, area=0.445929442222986, area_moi=1.06326614924182, e_modul=210000000000)" calcext:value-type="string">
            <text:p>model.append(0.145, mass=3195.55418761031, area=0.445929442222986, area_moi=1.0632661492418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9]&amp;&quot;, &quot;&quot;mass&quot;&quot;:&quot;&amp;[.I9]&amp;&quot;,&quot;&quot;area&quot;&quot;:&quot;&amp;[.D9]&amp;&quot;,&quot;&quot;area_moi&quot;&quot;:&quot;&amp;[.J9]&amp;&quot;, &quot;&quot;e_modul&quot;&quot;:&quot;&amp;[.K9]&amp;&quot;},&quot;" office:value-type="string" office:string-value="{&quot;length&quot;:0.145, &quot;mass&quot;:3195.55418761031,&quot;area&quot;:0.445929442222986,&quot;area_moi&quot;:1.06326614924182, &quot;e_modul&quot;:210000000000}," calcext:value-type="string">
            <text:p>{"length":0.145, "mass":3195.55418761031,"area":0.445929442222986,"area_moi":1.06326614924182, "e_modul":210000000000},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4.3575" calcext:value-type="float">
            <text:p>4.3575</text:p>
          </table:table-cell>
          <table:table-cell office:value-type="float" office:value="0.0325" calcext:value-type="float">
            <text:p>0.0325</text:p>
          </table:table-cell>
          <table:table-cell table:formula="of:=PI()*[.B10]*[.C10]" office:value-type="float" office:value="0.44490842461057" calcext:value-type="float">
            <text:p>0.44490842461057</text:p>
          </table:table-cell>
          <table:table-cell table:formula="of:=[.D10]*[.A10]" office:value-type="float" office:value="1.29601824089059" calcext:value-type="float">
            <text:p>1.29601824089059</text:p>
          </table:table-cell>
          <table:table-cell table:formula="of:=[.E10]*7850" office:value-type="float" office:value="10173.7431909911" calcext:value-type="float">
            <text:p>10173.7431909911</text:p>
          </table:table-cell>
          <table:table-cell/>
          <table:table-cell table:formula="of:=[.A10]*55" office:value-type="float" office:value="160.215" calcext:value-type="float">
            <text:p>160.215</text:p>
          </table:table-cell>
          <table:table-cell table:formula="of:=SUM([.F10:.H10])" office:value-type="float" office:value="10333.9581909911" calcext:value-type="float">
            <text:p>10333.9581909911</text:p>
          </table:table-cell>
          <table:table-cell table:formula="of:=PI()*([.B10]/2)^3*[.C10]" office:value-type="float" office:value="1.05597937068728" calcext:value-type="float">
            <text:p>1.0559793706872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0]&amp;&quot;, mass=&quot;&amp;[.I10]&amp;&quot;, area=&quot;&amp;[.D10]&amp;&quot;, area_moi=&quot;&amp;[.J10]&amp;&quot;, e_modul=&quot;&amp;[.K10]&amp;&quot;)&quot;" office:value-type="string" office:string-value="model.append(2.913, mass=10333.9581909911, area=0.44490842461057, area_moi=1.05597937068728, e_modul=210000000000)" calcext:value-type="string">
            <text:p>model.append(2.913, mass=10333.9581909911, area=0.44490842461057, area_moi=1.0559793706872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0]&amp;&quot;, &quot;&quot;mass&quot;&quot;:&quot;&amp;[.I10]&amp;&quot;,&quot;&quot;area&quot;&quot;:&quot;&amp;[.D10]&amp;&quot;,&quot;&quot;area_moi&quot;&quot;:&quot;&amp;[.J10]&amp;&quot;, &quot;&quot;e_modul&quot;&quot;:&quot;&amp;[.K10]&amp;&quot;},&quot;" office:value-type="string" office:string-value="{&quot;length&quot;:2.913, &quot;mass&quot;:10333.9581909911,&quot;area&quot;:0.44490842461057,&quot;area_moi&quot;:1.05597937068728, &quot;e_modul&quot;:210000000000}," calcext:value-type="string">
            <text:p>{"length":2.913, "mass":10333.9581909911,"area":0.44490842461057,"area_moi":1.05597937068728, "e_modul":210000000000},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4.339" calcext:value-type="float">
            <text:p>4.339</text:p>
          </table:table-cell>
          <table:table-cell office:value-type="float" office:value="0.031" calcext:value-type="float">
            <text:p>0.031</text:p>
          </table:table-cell>
          <table:table-cell table:formula="of:=PI()*[.B11]*[.C11]" office:value-type="float" office:value="0.422572486241709" calcext:value-type="float">
            <text:p>0.422572486241709</text:p>
          </table:table-cell>
          <table:table-cell table:formula="of:=[.D11]*[.A11]" office:value-type="float" office:value="1.2309536524221" calcext:value-type="float">
            <text:p>1.2309536524221</text:p>
          </table:table-cell>
          <table:table-cell table:formula="of:=[.E11]*7850" office:value-type="float" office:value="9662.98617151348" calcext:value-type="float">
            <text:p>9662.98617151348</text:p>
          </table:table-cell>
          <table:table-cell/>
          <table:table-cell table:formula="of:=[.A11]*55" office:value-type="float" office:value="160.215" calcext:value-type="float">
            <text:p>160.215</text:p>
          </table:table-cell>
          <table:table-cell table:formula="of:=SUM([.F11:.H11])" office:value-type="float" office:value="9823.20117151349" calcext:value-type="float">
            <text:p>9823.20117151349</text:p>
          </table:table-cell>
          <table:table-cell table:formula="of:=PI()*([.B11]/2)^3*[.C11]" office:value-type="float" office:value="0.994467351905782" calcext:value-type="float">
            <text:p>0.99446735190578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1]&amp;&quot;, mass=&quot;&amp;[.I11]&amp;&quot;, area=&quot;&amp;[.D11]&amp;&quot;, area_moi=&quot;&amp;[.J11]&amp;&quot;, e_modul=&quot;&amp;[.K11]&amp;&quot;)&quot;" office:value-type="string" office:string-value="model.append(2.913, mass=9823.20117151349, area=0.422572486241709, area_moi=0.994467351905782, e_modul=210000000000)" calcext:value-type="string">
            <text:p>model.append(2.913, mass=9823.20117151349, area=0.422572486241709, area_moi=0.99446735190578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1]&amp;&quot;, &quot;&quot;mass&quot;&quot;:&quot;&amp;[.I11]&amp;&quot;,&quot;&quot;area&quot;&quot;:&quot;&amp;[.D11]&amp;&quot;,&quot;&quot;area_moi&quot;&quot;:&quot;&amp;[.J11]&amp;&quot;, &quot;&quot;e_modul&quot;&quot;:&quot;&amp;[.K11]&amp;&quot;},&quot;" office:value-type="string" office:string-value="{&quot;length&quot;:2.913, &quot;mass&quot;:9823.20117151349,&quot;area&quot;:0.422572486241709,&quot;area_moi&quot;:0.994467351905782, &quot;e_modul&quot;:210000000000}," calcext:value-type="string">
            <text:p>{"length":2.913, "mass":9823.20117151349,"area":0.422572486241709,"area_moi":0.994467351905782, "e_modul":210000000000},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4.3205" calcext:value-type="float">
            <text:p>4.3205</text:p>
          </table:table-cell>
          <table:table-cell office:value-type="float" office:value="0.0295" calcext:value-type="float">
            <text:p>0.0295</text:p>
          </table:table-cell>
          <table:table-cell table:formula="of:=PI()*[.B12]*[.C12]" office:value-type="float" office:value="0.400410906265124" calcext:value-type="float">
            <text:p>0.400410906265124</text:p>
          </table:table-cell>
          <table:table-cell table:formula="of:=[.D12]*[.A12]" office:value-type="float" office:value="1.16639696995031" calcext:value-type="float">
            <text:p>1.16639696995031</text:p>
          </table:table-cell>
          <table:table-cell table:formula="of:=[.E12]*7850" office:value-type="float" office:value="9156.2162141099" calcext:value-type="float">
            <text:p>9156.2162141099</text:p>
          </table:table-cell>
          <table:table-cell/>
          <table:table-cell table:formula="of:=[.A12]*55" office:value-type="float" office:value="160.215" calcext:value-type="float">
            <text:p>160.215</text:p>
          </table:table-cell>
          <table:table-cell table:formula="of:=SUM([.F12:.H12])" office:value-type="float" office:value="9316.4312141099" calcext:value-type="float">
            <text:p>9316.4312141099</text:p>
          </table:table-cell>
          <table:table-cell table:formula="of:=PI()*([.B12]/2)^3*[.C12]" office:value-type="float" office:value="0.934294796537504" calcext:value-type="float">
            <text:p>0.93429479653750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2]&amp;&quot;, mass=&quot;&amp;[.I12]&amp;&quot;, area=&quot;&amp;[.D12]&amp;&quot;, area_moi=&quot;&amp;[.J12]&amp;&quot;, e_modul=&quot;&amp;[.K12]&amp;&quot;)&quot;" office:value-type="string" office:string-value="model.append(2.913, mass=9316.4312141099, area=0.400410906265124, area_moi=0.934294796537504, e_modul=210000000000)" calcext:value-type="string">
            <text:p>model.append(2.913, mass=9316.4312141099, area=0.400410906265124, area_moi=0.93429479653750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2]&amp;&quot;, &quot;&quot;mass&quot;&quot;:&quot;&amp;[.I12]&amp;&quot;,&quot;&quot;area&quot;&quot;:&quot;&amp;[.D12]&amp;&quot;,&quot;&quot;area_moi&quot;&quot;:&quot;&amp;[.J12]&amp;&quot;, &quot;&quot;e_modul&quot;&quot;:&quot;&amp;[.K12]&amp;&quot;},&quot;" office:value-type="string" office:string-value="{&quot;length&quot;:2.913, &quot;mass&quot;:9316.4312141099,&quot;area&quot;:0.400410906265124,&quot;area_moi&quot;:0.934294796537504, &quot;e_modul&quot;:210000000000}," calcext:value-type="string">
            <text:p>{"length":2.913, "mass":9316.4312141099,"area":0.400410906265124,"area_moi":0.934294796537504, "e_modul":210000000000},</text:p>
          </table:table-cell>
        </table:table-row>
        <table:table-row table:style-name="ro1">
          <table:table-cell office:value-type="float" office:value="2.913" calcext:value-type="float">
            <text:p>2.913</text:p>
          </table:table-cell>
          <table:table-cell office:value-type="float" office:value="4.302" calcext:value-type="float">
            <text:p>4.302</text:p>
          </table:table-cell>
          <table:table-cell office:value-type="float" office:value="0.028" calcext:value-type="float">
            <text:p>0.028</text:p>
          </table:table-cell>
          <table:table-cell table:formula="of:=PI()*[.B13]*[.C13]" office:value-type="float" office:value="0.378423684680812" calcext:value-type="float">
            <text:p>0.378423684680812</text:p>
          </table:table-cell>
          <table:table-cell table:formula="of:=[.D13]*[.A13]" office:value-type="float" office:value="1.10234819347521" calcext:value-type="float">
            <text:p>1.10234819347521</text:p>
          </table:table-cell>
          <table:table-cell table:formula="of:=[.E13]*7850" office:value-type="float" office:value="8653.43331878037" calcext:value-type="float">
            <text:p>8653.43331878037</text:p>
          </table:table-cell>
          <table:table-cell/>
          <table:table-cell table:formula="of:=[.A13]*55" office:value-type="float" office:value="160.215" calcext:value-type="float">
            <text:p>160.215</text:p>
          </table:table-cell>
          <table:table-cell table:formula="of:=SUM([.F13:.H13])" office:value-type="float" office:value="8813.64831878037" calcext:value-type="float">
            <text:p>8813.64831878037</text:p>
          </table:table-cell>
          <table:table-cell table:formula="of:=PI()*([.B13]/2)^3*[.C13]" office:value-type="float" office:value="0.875445541352433" calcext:value-type="float">
            <text:p>0.87544554135243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3]&amp;&quot;, mass=&quot;&amp;[.I13]&amp;&quot;, area=&quot;&amp;[.D13]&amp;&quot;, area_moi=&quot;&amp;[.J13]&amp;&quot;, e_modul=&quot;&amp;[.K13]&amp;&quot;)&quot;" office:value-type="string" office:string-value="model.append(2.913, mass=8813.64831878037, area=0.378423684680812, area_moi=0.875445541352433, e_modul=210000000000)" calcext:value-type="string">
            <text:p>model.append(2.913, mass=8813.64831878037, area=0.378423684680812, area_moi=0.87544554135243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3]&amp;&quot;, &quot;&quot;mass&quot;&quot;:&quot;&amp;[.I13]&amp;&quot;,&quot;&quot;area&quot;&quot;:&quot;&amp;[.D13]&amp;&quot;,&quot;&quot;area_moi&quot;&quot;:&quot;&amp;[.J13]&amp;&quot;, &quot;&quot;e_modul&quot;&quot;:&quot;&amp;[.K13]&amp;&quot;},&quot;" office:value-type="string" office:string-value="{&quot;length&quot;:2.913, &quot;mass&quot;:8813.64831878037,&quot;area&quot;:0.378423684680812,&quot;area_moi&quot;:0.875445541352433, &quot;e_modul&quot;:210000000000}," calcext:value-type="string">
            <text:p>{"length":2.913, "mass":8813.64831878037,"area":0.378423684680812,"area_moi":0.875445541352433, "e_modul":210000000000},</text:p>
          </table:table-cell>
        </table:table-row>
        <table:table-row table:style-name="ro1">
          <table:table-cell office:value-type="float" office:value="2.898" calcext:value-type="float">
            <text:p>2.898</text:p>
          </table:table-cell>
          <table:table-cell office:value-type="float" office:value="4.2835" calcext:value-type="float">
            <text:p>4.2835</text:p>
          </table:table-cell>
          <table:table-cell office:value-type="float" office:value="0.0265" calcext:value-type="float">
            <text:p>0.0265</text:p>
          </table:table-cell>
          <table:table-cell table:formula="of:=PI()*[.B14]*[.C14]" office:value-type="float" office:value="0.356610821488775" calcext:value-type="float">
            <text:p>0.356610821488775</text:p>
          </table:table-cell>
          <table:table-cell table:formula="of:=[.D14]*[.A14]" office:value-type="float" office:value="1.03345816067447" calcext:value-type="float">
            <text:p>1.03345816067447</text:p>
          </table:table-cell>
          <table:table-cell table:formula="of:=[.E14]*7850" office:value-type="float" office:value="8112.64656129459" calcext:value-type="float">
            <text:p>8112.64656129459</text:p>
          </table:table-cell>
          <table:table-cell/>
          <table:table-cell table:formula="of:=[.A14]*55" office:value-type="float" office:value="159.39" calcext:value-type="float">
            <text:p>159.39</text:p>
          </table:table-cell>
          <table:table-cell table:formula="of:=SUM([.F14:.H14])" office:value-type="float" office:value="8272.03656129459" calcext:value-type="float">
            <text:p>8272.03656129459</text:p>
          </table:table-cell>
          <table:table-cell table:formula="of:=PI()*([.B14]/2)^3*[.C14]" office:value-type="float" office:value="0.817903512631793" calcext:value-type="float">
            <text:p>0.81790351263179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4]&amp;&quot;, mass=&quot;&amp;[.I14]&amp;&quot;, area=&quot;&amp;[.D14]&amp;&quot;, area_moi=&quot;&amp;[.J14]&amp;&quot;, e_modul=&quot;&amp;[.K14]&amp;&quot;)&quot;" office:value-type="string" office:string-value="model.append(2.898, mass=8272.03656129459, area=0.356610821488775, area_moi=0.817903512631793, e_modul=210000000000)" calcext:value-type="string">
            <text:p>model.append(2.898, mass=8272.03656129459, area=0.356610821488775, area_moi=0.81790351263179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4]&amp;&quot;, &quot;&quot;mass&quot;&quot;:&quot;&amp;[.I14]&amp;&quot;,&quot;&quot;area&quot;&quot;:&quot;&amp;[.D14]&amp;&quot;,&quot;&quot;area_moi&quot;&quot;:&quot;&amp;[.J14]&amp;&quot;, &quot;&quot;e_modul&quot;&quot;:&quot;&amp;[.K14]&amp;&quot;},&quot;" office:value-type="string" office:string-value="{&quot;length&quot;:2.898, &quot;mass&quot;:8272.03656129459,&quot;area&quot;:0.356610821488775,&quot;area_moi&quot;:0.817903512631793, &quot;e_modul&quot;:210000000000}," calcext:value-type="string">
            <text:p>{"length":2.898, "mass":8272.03656129459,"area":0.356610821488775,"area_moi":0.817903512631793, "e_modul":210000000000},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.2745" calcext:value-type="float">
            <text:p>4.2745</text:p>
          </table:table-cell>
          <table:table-cell office:value-type="float" office:value="0.0255" calcext:value-type="float">
            <text:p>0.0255</text:p>
          </table:table-cell>
          <table:table-cell table:formula="of:=PI()*[.B15]*[.C15]" office:value-type="float" office:value="0.342432813843124" calcext:value-type="float">
            <text:p>0.342432813843124</text:p>
          </table:table-cell>
          <table:table-cell table:formula="of:=[.D15]*[.A15]" office:value-type="float" office:value="0.0428041017303905" calcext:value-type="float">
            <text:p>0.042804101730391</text:p>
          </table:table-cell>
          <table:table-cell table:formula="of:=[.E15]*7850" office:value-type="float" office:value="336.012198583565" calcext:value-type="float">
            <text:p>336.012198583565</text:p>
          </table:table-cell>
          <table:table-cell office:value-type="float" office:value="1940" calcext:value-type="float">
            <text:p>1940</text:p>
          </table:table-cell>
          <table:table-cell table:formula="of:=[.A15]*55+PI()/4*[.B15]^2*55" office:value-type="float" office:value="796.140671102783" calcext:value-type="float">
            <text:p>796.140671102783</text:p>
          </table:table-cell>
          <table:table-cell table:formula="of:=SUM([.F15:.H15])" office:value-type="float" office:value="3072.15286968635" calcext:value-type="float">
            <text:p>3072.15286968635</text:p>
          </table:table-cell>
          <table:table-cell table:formula="of:=PI()*([.B15]/2)^3*[.C15]" office:value-type="float" office:value="0.782088734852596" calcext:value-type="float">
            <text:p>0.782088734852596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5]&amp;&quot;, mass=&quot;&amp;[.I15]&amp;&quot;, area=&quot;&amp;[.D15]&amp;&quot;, area_moi=&quot;&amp;[.J15]&amp;&quot;, e_modul=&quot;&amp;[.K15]&amp;&quot;)&quot;" office:value-type="string" office:string-value="model.append(0.125, mass=3072.15286968635, area=0.342432813843124, area_moi=0.782088734852596, e_modul=210000000000)" calcext:value-type="string">
            <text:p>model.append(0.125, mass=3072.15286968635, area=0.342432813843124, area_moi=0.782088734852596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5]&amp;&quot;, &quot;&quot;mass&quot;&quot;:&quot;&amp;[.I15]&amp;&quot;,&quot;&quot;area&quot;&quot;:&quot;&amp;[.D15]&amp;&quot;,&quot;&quot;area_moi&quot;&quot;:&quot;&amp;[.J15]&amp;&quot;, &quot;&quot;e_modul&quot;&quot;:&quot;&amp;[.K15]&amp;&quot;},&quot;" office:value-type="string" office:string-value="{&quot;length&quot;:0.125, &quot;mass&quot;:3072.15286968635,&quot;area&quot;:0.342432813843124,&quot;area_moi&quot;:0.782088734852596, &quot;e_modul&quot;:210000000000}," calcext:value-type="string">
            <text:p>{"length":0.125, "mass":3072.15286968635,"area":0.342432813843124,"area_moi":0.782088734852596, "e_modul":210000000000},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.2745" calcext:value-type="float">
            <text:p>4.2745</text:p>
          </table:table-cell>
          <table:table-cell office:value-type="float" office:value="0.0255" calcext:value-type="float">
            <text:p>0.0255</text:p>
          </table:table-cell>
          <table:table-cell table:formula="of:=PI()*[.B16]*[.C16]" office:value-type="float" office:value="0.342432813843124" calcext:value-type="float">
            <text:p>0.342432813843124</text:p>
          </table:table-cell>
          <table:table-cell table:formula="of:=[.D16]*[.A16]" office:value-type="float" office:value="0.0428041017303905" calcext:value-type="float">
            <text:p>0.042804101730391</text:p>
          </table:table-cell>
          <table:table-cell table:formula="of:=[.E16]*7850" office:value-type="float" office:value="336.012198583565" calcext:value-type="float">
            <text:p>336.012198583565</text:p>
          </table:table-cell>
          <table:table-cell office:value-type="float" office:value="1940" calcext:value-type="float">
            <text:p>1940</text:p>
          </table:table-cell>
          <table:table-cell table:formula="of:=[.A16]*55" office:value-type="float" office:value="6.875" calcext:value-type="float">
            <text:p>6.875</text:p>
          </table:table-cell>
          <table:table-cell table:formula="of:=SUM([.F16:.H16])" office:value-type="float" office:value="2282.88719858357" calcext:value-type="float">
            <text:p>2282.88719858357</text:p>
          </table:table-cell>
          <table:table-cell table:formula="of:=PI()*([.B16]/2)^3*[.C16]" office:value-type="float" office:value="0.782088734852596" calcext:value-type="float">
            <text:p>0.782088734852596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6]&amp;&quot;, mass=&quot;&amp;[.I16]&amp;&quot;, area=&quot;&amp;[.D16]&amp;&quot;, area_moi=&quot;&amp;[.J16]&amp;&quot;, e_modul=&quot;&amp;[.K16]&amp;&quot;)&quot;" office:value-type="string" office:string-value="model.append(0.125, mass=2282.88719858357, area=0.342432813843124, area_moi=0.782088734852596, e_modul=210000000000)" calcext:value-type="string">
            <text:p>model.append(0.125, mass=2282.88719858357, area=0.342432813843124, area_moi=0.782088734852596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6]&amp;&quot;, &quot;&quot;mass&quot;&quot;:&quot;&amp;[.I16]&amp;&quot;,&quot;&quot;area&quot;&quot;:&quot;&amp;[.D16]&amp;&quot;,&quot;&quot;area_moi&quot;&quot;:&quot;&amp;[.J16]&amp;&quot;, &quot;&quot;e_modul&quot;&quot;:&quot;&amp;[.K16]&amp;&quot;},&quot;" office:value-type="string" office:string-value="{&quot;length&quot;:0.125, &quot;mass&quot;:2282.88719858357,&quot;area&quot;:0.342432813843124,&quot;area_moi&quot;:0.782088734852596, &quot;e_modul&quot;:210000000000}," calcext:value-type="string">
            <text:p>{"length":0.125, "mass":2282.88719858357,"area":0.342432813843124,"area_moi":0.782088734852596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75" calcext:value-type="float">
            <text:p>4.275</text:p>
          </table:table-cell>
          <table:table-cell office:value-type="float" office:value="0.025" calcext:value-type="float">
            <text:p>0.025</text:p>
          </table:table-cell>
          <table:table-cell table:formula="of:=PI()*[.B17]*[.C17]" office:value-type="float" office:value="0.335757714852409" calcext:value-type="float">
            <text:p>0.335757714852409</text:p>
          </table:table-cell>
          <table:table-cell table:formula="of:=[.D17]*[.A17]" office:value-type="float" office:value="0.990485258814607" calcext:value-type="float">
            <text:p>0.990485258814607</text:p>
          </table:table-cell>
          <table:table-cell table:formula="of:=[.E17]*7850" office:value-type="float" office:value="7775.30928169467" calcext:value-type="float">
            <text:p>7775.30928169467</text:p>
          </table:table-cell>
          <table:table-cell/>
          <table:table-cell table:formula="of:=[.A17]*55" office:value-type="float" office:value="162.25" calcext:value-type="float">
            <text:p>162.25</text:p>
          </table:table-cell>
          <table:table-cell table:formula="of:=SUM([.F17:.H17])" office:value-type="float" office:value="7937.55928169467" calcext:value-type="float">
            <text:p>7937.55928169467</text:p>
          </table:table-cell>
          <table:table-cell table:formula="of:=PI()*([.B17]/2)^3*[.C17]" office:value-type="float" office:value="0.767022760937445" calcext:value-type="float">
            <text:p>0.76702276093744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7]&amp;&quot;, mass=&quot;&amp;[.I17]&amp;&quot;, area=&quot;&amp;[.D17]&amp;&quot;, area_moi=&quot;&amp;[.J17]&amp;&quot;, e_modul=&quot;&amp;[.K17]&amp;&quot;)&quot;" office:value-type="string" office:string-value="model.append(2.95, mass=7937.55928169467, area=0.335757714852409, area_moi=0.767022760937445, e_modul=210000000000)" calcext:value-type="string">
            <text:p>model.append(2.95, mass=7937.55928169467, area=0.335757714852409, area_moi=0.76702276093744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7]&amp;&quot;, &quot;&quot;mass&quot;&quot;:&quot;&amp;[.I17]&amp;&quot;,&quot;&quot;area&quot;&quot;:&quot;&amp;[.D17]&amp;&quot;,&quot;&quot;area_moi&quot;&quot;:&quot;&amp;[.J17]&amp;&quot;, &quot;&quot;e_modul&quot;&quot;:&quot;&amp;[.K17]&amp;&quot;},&quot;" office:value-type="string" office:string-value="{&quot;length&quot;:2.95, &quot;mass&quot;:7937.55928169467,&quot;area&quot;:0.335757714852409,&quot;area_moi&quot;:0.767022760937445, &quot;e_modul&quot;:210000000000}," calcext:value-type="string">
            <text:p>{"length":2.95, "mass":7937.55928169467,"area":0.335757714852409,"area_moi":0.767022760937445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755" calcext:value-type="float">
            <text:p>4.2755</text:p>
          </table:table-cell>
          <table:table-cell office:value-type="float" office:value="0.0245" calcext:value-type="float">
            <text:p>0.0245</text:p>
          </table:table-cell>
          <table:table-cell table:formula="of:=PI()*[.B18]*[.C18]" office:value-type="float" office:value="0.329081045065367" calcext:value-type="float">
            <text:p>0.329081045065367</text:p>
          </table:table-cell>
          <table:table-cell table:formula="of:=[.D18]*[.A18]" office:value-type="float" office:value="0.970789082942834" calcext:value-type="float">
            <text:p>0.970789082942834</text:p>
          </table:table-cell>
          <table:table-cell table:formula="of:=[.E18]*7850" office:value-type="float" office:value="7620.69430110125" calcext:value-type="float">
            <text:p>7620.69430110125</text:p>
          </table:table-cell>
          <table:table-cell/>
          <table:table-cell table:formula="of:=[.A18]*55" office:value-type="float" office:value="162.25" calcext:value-type="float">
            <text:p>162.25</text:p>
          </table:table-cell>
          <table:table-cell table:formula="of:=SUM([.F18:.H18])" office:value-type="float" office:value="7782.94430110125" calcext:value-type="float">
            <text:p>7782.94430110125</text:p>
          </table:table-cell>
          <table:table-cell table:formula="of:=PI()*([.B18]/2)^3*[.C18]" office:value-type="float" office:value="0.751946084745084" calcext:value-type="float">
            <text:p>0.75194608474508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8]&amp;&quot;, mass=&quot;&amp;[.I18]&amp;&quot;, area=&quot;&amp;[.D18]&amp;&quot;, area_moi=&quot;&amp;[.J18]&amp;&quot;, e_modul=&quot;&amp;[.K18]&amp;&quot;)&quot;" office:value-type="string" office:string-value="model.append(2.95, mass=7782.94430110125, area=0.329081045065367, area_moi=0.751946084745084, e_modul=210000000000)" calcext:value-type="string">
            <text:p>model.append(2.95, mass=7782.94430110125, area=0.329081045065367, area_moi=0.75194608474508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8]&amp;&quot;, &quot;&quot;mass&quot;&quot;:&quot;&amp;[.I18]&amp;&quot;,&quot;&quot;area&quot;&quot;:&quot;&amp;[.D18]&amp;&quot;,&quot;&quot;area_moi&quot;&quot;:&quot;&amp;[.J18]&amp;&quot;, &quot;&quot;e_modul&quot;&quot;:&quot;&amp;[.K18]&amp;&quot;},&quot;" office:value-type="string" office:string-value="{&quot;length&quot;:2.95, &quot;mass&quot;:7782.94430110125,&quot;area&quot;:0.329081045065367,&quot;area_moi&quot;:0.751946084745084, &quot;e_modul&quot;:210000000000}," calcext:value-type="string">
            <text:p>{"length":2.95, "mass":7782.94430110125,"area":0.329081045065367,"area_moi":0.751946084745084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765" calcext:value-type="float">
            <text:p>4.2765</text:p>
          </table:table-cell>
          <table:table-cell office:value-type="float" office:value="0.0235" calcext:value-type="float">
            <text:p>0.0235</text:p>
          </table:table-cell>
          <table:table-cell table:formula="of:=PI()*[.B19]*[.C19]" office:value-type="float" office:value="0.315722993102304" calcext:value-type="float">
            <text:p>0.315722993102304</text:p>
          </table:table-cell>
          <table:table-cell table:formula="of:=[.D19]*[.A19]" office:value-type="float" office:value="0.931382829651796" calcext:value-type="float">
            <text:p>0.931382829651796</text:p>
          </table:table-cell>
          <table:table-cell table:formula="of:=[.E19]*7850" office:value-type="float" office:value="7311.3552127666" calcext:value-type="float">
            <text:p>7311.3552127666</text:p>
          </table:table-cell>
          <table:table-cell/>
          <table:table-cell table:formula="of:=[.A19]*55" office:value-type="float" office:value="162.25" calcext:value-type="float">
            <text:p>162.25</text:p>
          </table:table-cell>
          <table:table-cell table:formula="of:=SUM([.F19:.H19])" office:value-type="float" office:value="7473.6052127666" calcext:value-type="float">
            <text:p>7473.6052127666</text:p>
          </table:table-cell>
          <table:table-cell table:formula="of:=PI()*([.B19]/2)^3*[.C19]" office:value-type="float" office:value="0.72176061044732" calcext:value-type="float">
            <text:p>0.7217606104473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9]&amp;&quot;, mass=&quot;&amp;[.I19]&amp;&quot;, area=&quot;&amp;[.D19]&amp;&quot;, area_moi=&quot;&amp;[.J19]&amp;&quot;, e_modul=&quot;&amp;[.K19]&amp;&quot;)&quot;" office:value-type="string" office:string-value="model.append(2.95, mass=7473.6052127666, area=0.315722993102304, area_moi=0.72176061044732, e_modul=210000000000)" calcext:value-type="string">
            <text:p>model.append(2.95, mass=7473.6052127666, area=0.315722993102304, area_moi=0.7217606104473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9]&amp;&quot;, &quot;&quot;mass&quot;&quot;:&quot;&amp;[.I19]&amp;&quot;,&quot;&quot;area&quot;&quot;:&quot;&amp;[.D19]&amp;&quot;,&quot;&quot;area_moi&quot;&quot;:&quot;&amp;[.J19]&amp;&quot;, &quot;&quot;e_modul&quot;&quot;:&quot;&amp;[.K19]&amp;&quot;},&quot;" office:value-type="string" office:string-value="{&quot;length&quot;:2.95, &quot;mass&quot;:7473.6052127666,&quot;area&quot;:0.315722993102304,&quot;area_moi&quot;:0.72176061044732, &quot;e_modul&quot;:210000000000}," calcext:value-type="string">
            <text:p>{"length":2.95, "mass":7473.6052127666,"area":0.315722993102304,"area_moi":0.72176061044732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77" calcext:value-type="float">
            <text:p>4.277</text:p>
          </table:table-cell>
          <table:table-cell office:value-type="float" office:value="0.023" calcext:value-type="float">
            <text:p>0.023</text:p>
          </table:table-cell>
          <table:table-cell table:formula="of:=PI()*[.B20]*[.C20]" office:value-type="float" office:value="0.309041610926282" calcext:value-type="float">
            <text:p>0.309041610926282</text:p>
          </table:table-cell>
          <table:table-cell table:formula="of:=[.D20]*[.A20]" office:value-type="float" office:value="0.911672752232531" calcext:value-type="float">
            <text:p>0.911672752232531</text:p>
          </table:table-cell>
          <table:table-cell table:formula="of:=[.E20]*7850" office:value-type="float" office:value="7156.63110502537" calcext:value-type="float">
            <text:p>7156.63110502537</text:p>
          </table:table-cell>
          <table:table-cell/>
          <table:table-cell table:formula="of:=[.A20]*55" office:value-type="float" office:value="162.25" calcext:value-type="float">
            <text:p>162.25</text:p>
          </table:table-cell>
          <table:table-cell table:formula="of:=SUM([.F20:.H20])" office:value-type="float" office:value="7318.88110502537" calcext:value-type="float">
            <text:p>7318.88110502537</text:p>
          </table:table-cell>
          <table:table-cell table:formula="of:=PI()*([.B20]/2)^3*[.C20]" office:value-type="float" office:value="0.706651804799738" calcext:value-type="float">
            <text:p>0.70665180479973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0]&amp;&quot;, mass=&quot;&amp;[.I20]&amp;&quot;, area=&quot;&amp;[.D20]&amp;&quot;, area_moi=&quot;&amp;[.J20]&amp;&quot;, e_modul=&quot;&amp;[.K20]&amp;&quot;)&quot;" office:value-type="string" office:string-value="model.append(2.95, mass=7318.88110502537, area=0.309041610926282, area_moi=0.706651804799738, e_modul=210000000000)" calcext:value-type="string">
            <text:p>model.append(2.95, mass=7318.88110502537, area=0.309041610926282, area_moi=0.70665180479973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0]&amp;&quot;, &quot;&quot;mass&quot;&quot;:&quot;&amp;[.I20]&amp;&quot;,&quot;&quot;area&quot;&quot;:&quot;&amp;[.D20]&amp;&quot;,&quot;&quot;area_moi&quot;&quot;:&quot;&amp;[.J20]&amp;&quot;, &quot;&quot;e_modul&quot;&quot;:&quot;&amp;[.K20]&amp;&quot;},&quot;" office:value-type="string" office:string-value="{&quot;length&quot;:2.95, &quot;mass&quot;:7318.88110502537,&quot;area&quot;:0.309041610926282,&quot;area_moi&quot;:0.706651804799738, &quot;e_modul&quot;:210000000000}," calcext:value-type="string">
            <text:p>{"length":2.95, "mass":7318.88110502537,"area":0.309041610926282,"area_moi":0.706651804799738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78" calcext:value-type="float">
            <text:p>4.278</text:p>
          </table:table-cell>
          <table:table-cell office:value-type="float" office:value="0.022" calcext:value-type="float">
            <text:p>0.022</text:p>
          </table:table-cell>
          <table:table-cell table:formula="of:=PI()*[.B21]*[.C21]" office:value-type="float" office:value="0.295674134185257" calcext:value-type="float">
            <text:p>0.295674134185257</text:p>
          </table:table-cell>
          <table:table-cell table:formula="of:=[.D21]*[.A21]" office:value-type="float" office:value="0.872238695846508" calcext:value-type="float">
            <text:p>0.872238695846508</text:p>
          </table:table-cell>
          <table:table-cell table:formula="of:=[.E21]*7850" office:value-type="float" office:value="6847.07376239509" calcext:value-type="float">
            <text:p>6847.07376239509</text:p>
          </table:table-cell>
          <table:table-cell/>
          <table:table-cell table:formula="of:=[.A21]*55" office:value-type="float" office:value="162.25" calcext:value-type="float">
            <text:p>162.25</text:p>
          </table:table-cell>
          <table:table-cell table:formula="of:=SUM([.F21:.H21])" office:value-type="float" office:value="7009.32376239509" calcext:value-type="float">
            <text:p>7009.32376239509</text:p>
          </table:table-cell>
          <table:table-cell table:formula="of:=PI()*([.B21]/2)^3*[.C21]" office:value-type="float" office:value="0.676402037647312" calcext:value-type="float">
            <text:p>0.67640203764731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1]&amp;&quot;, mass=&quot;&amp;[.I21]&amp;&quot;, area=&quot;&amp;[.D21]&amp;&quot;, area_moi=&quot;&amp;[.J21]&amp;&quot;, e_modul=&quot;&amp;[.K21]&amp;&quot;)&quot;" office:value-type="string" office:string-value="model.append(2.95, mass=7009.32376239509, area=0.295674134185257, area_moi=0.676402037647312, e_modul=210000000000)" calcext:value-type="string">
            <text:p>model.append(2.95, mass=7009.32376239509, area=0.295674134185257, area_moi=0.67640203764731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1]&amp;&quot;, &quot;&quot;mass&quot;&quot;:&quot;&amp;[.I21]&amp;&quot;,&quot;&quot;area&quot;&quot;:&quot;&amp;[.D21]&amp;&quot;,&quot;&quot;area_moi&quot;&quot;:&quot;&amp;[.J21]&amp;&quot;, &quot;&quot;e_modul&quot;&quot;:&quot;&amp;[.K21]&amp;&quot;},&quot;" office:value-type="string" office:string-value="{&quot;length&quot;:2.95, &quot;mass&quot;:7009.32376239509,&quot;area&quot;:0.295674134185257,&quot;area_moi&quot;:0.676402037647312, &quot;e_modul&quot;:210000000000}," calcext:value-type="string">
            <text:p>{"length":2.95, "mass":7009.32376239509,"area":0.295674134185257,"area_moi":0.676402037647312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785" calcext:value-type="float">
            <text:p>4.2785</text:p>
          </table:table-cell>
          <table:table-cell office:value-type="float" office:value="0.0215" calcext:value-type="float">
            <text:p>0.0215</text:p>
          </table:table-cell>
          <table:table-cell table:formula="of:=PI()*[.B22]*[.C22]" office:value-type="float" office:value="0.288988039620254" calcext:value-type="float">
            <text:p>0.288988039620254</text:p>
          </table:table-cell>
          <table:table-cell table:formula="of:=[.D22]*[.A22]" office:value-type="float" office:value="0.852514716879751" calcext:value-type="float">
            <text:p>0.852514716879751</text:p>
          </table:table-cell>
          <table:table-cell table:formula="of:=[.E22]*7850" office:value-type="float" office:value="6692.24052750604" calcext:value-type="float">
            <text:p>6692.24052750604</text:p>
          </table:table-cell>
          <table:table-cell/>
          <table:table-cell table:formula="of:=[.A22]*55" office:value-type="float" office:value="162.25" calcext:value-type="float">
            <text:p>162.25</text:p>
          </table:table-cell>
          <table:table-cell table:formula="of:=SUM([.F22:.H22])" office:value-type="float" office:value="6854.49052750604" calcext:value-type="float">
            <text:p>6854.49052750604</text:p>
          </table:table-cell>
          <table:table-cell table:formula="of:=PI()*([.B22]/2)^3*[.C22]" office:value-type="float" office:value="0.661261068596755" calcext:value-type="float">
            <text:p>0.66126106859675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2]&amp;&quot;, mass=&quot;&amp;[.I22]&amp;&quot;, area=&quot;&amp;[.D22]&amp;&quot;, area_moi=&quot;&amp;[.J22]&amp;&quot;, e_modul=&quot;&amp;[.K22]&amp;&quot;)&quot;" office:value-type="string" office:string-value="model.append(2.95, mass=6854.49052750604, area=0.288988039620254, area_moi=0.661261068596755, e_modul=210000000000)" calcext:value-type="string">
            <text:p>model.append(2.95, mass=6854.49052750604, area=0.288988039620254, area_moi=0.66126106859675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2]&amp;&quot;, &quot;&quot;mass&quot;&quot;:&quot;&amp;[.I22]&amp;&quot;,&quot;&quot;area&quot;&quot;:&quot;&amp;[.D22]&amp;&quot;,&quot;&quot;area_moi&quot;&quot;:&quot;&amp;[.J22]&amp;&quot;, &quot;&quot;e_modul&quot;&quot;:&quot;&amp;[.K22]&amp;&quot;},&quot;" office:value-type="string" office:string-value="{&quot;length&quot;:2.95, &quot;mass&quot;:6854.49052750604,&quot;area&quot;:0.288988039620254,&quot;area_moi&quot;:0.661261068596755, &quot;e_modul&quot;:210000000000}," calcext:value-type="string">
            <text:p>{"length":2.95, "mass":6854.49052750604,"area":0.288988039620254,"area_moi":0.661261068596755, "e_modul":210000000000},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4.2795" calcext:value-type="float">
            <text:p>4.2795</text:p>
          </table:table-cell>
          <table:table-cell office:value-type="float" office:value="0.0205" calcext:value-type="float">
            <text:p>0.0205</text:p>
          </table:table-cell>
          <table:table-cell table:formula="of:=PI()*[.B23]*[.C23]" office:value-type="float" office:value="0.275611138101269" calcext:value-type="float">
            <text:p>0.275611138101269</text:p>
          </table:table-cell>
          <table:table-cell table:formula="of:=[.D23]*[.A23]" office:value-type="float" office:value="0.763442852540516" calcext:value-type="float">
            <text:p>0.763442852540516</text:p>
          </table:table-cell>
          <table:table-cell table:formula="of:=[.E23]*7850" office:value-type="float" office:value="5993.02639244305" calcext:value-type="float">
            <text:p>5993.02639244305</text:p>
          </table:table-cell>
          <table:table-cell/>
          <table:table-cell table:formula="of:=[.A23]*55" office:value-type="float" office:value="152.35" calcext:value-type="float">
            <text:p>152.35</text:p>
          </table:table-cell>
          <table:table-cell table:formula="of:=SUM([.F23:.H23])" office:value-type="float" office:value="6145.37639244305" calcext:value-type="float">
            <text:p>6145.37639244305</text:p>
          </table:table-cell>
          <table:table-cell table:formula="of:=PI()*([.B23]/2)^3*[.C23]" office:value-type="float" office:value="0.63094694067825" calcext:value-type="float">
            <text:p>0.6309469406782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3]&amp;&quot;, mass=&quot;&amp;[.I23]&amp;&quot;, area=&quot;&amp;[.D23]&amp;&quot;, area_moi=&quot;&amp;[.J23]&amp;&quot;, e_modul=&quot;&amp;[.K23]&amp;&quot;)&quot;" office:value-type="string" office:string-value="model.append(2.77, mass=6145.37639244305, area=0.275611138101269, area_moi=0.63094694067825, e_modul=210000000000)" calcext:value-type="string">
            <text:p>model.append(2.77, mass=6145.37639244305, area=0.275611138101269, area_moi=0.6309469406782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3]&amp;&quot;, &quot;&quot;mass&quot;&quot;:&quot;&amp;[.I23]&amp;&quot;,&quot;&quot;area&quot;&quot;:&quot;&amp;[.D23]&amp;&quot;,&quot;&quot;area_moi&quot;&quot;:&quot;&amp;[.J23]&amp;&quot;, &quot;&quot;e_modul&quot;&quot;:&quot;&amp;[.K23]&amp;&quot;},&quot;" office:value-type="string" office:string-value="{&quot;length&quot;:2.77, &quot;mass&quot;:6145.37639244305,&quot;area&quot;:0.275611138101269,&quot;area_moi&quot;:0.63094694067825, &quot;e_modul&quot;:210000000000}," calcext:value-type="string">
            <text:p>{"length":2.77, "mass":6145.37639244305,"area":0.275611138101269,"area_moi":0.63094694067825, "e_modul":210000000000},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4.2805" calcext:value-type="float">
            <text:p>4.2805</text:p>
          </table:table-cell>
          <table:table-cell office:value-type="float" office:value="0.0195" calcext:value-type="float">
            <text:p>0.0195</text:p>
          </table:table-cell>
          <table:table-cell table:formula="of:=PI()*[.B24]*[.C24]" office:value-type="float" office:value="0.262227953396977" calcext:value-type="float">
            <text:p>0.262227953396977</text:p>
          </table:table-cell>
          <table:table-cell table:formula="of:=[.D24]*[.A24]" office:value-type="float" office:value="0.0275339351066825" calcext:value-type="float">
            <text:p>0.027533935106683</text:p>
          </table:table-cell>
          <table:table-cell table:formula="of:=[.E24]*7850" office:value-type="float" office:value="216.141390587458" calcext:value-type="float">
            <text:p>216.141390587458</text:p>
          </table:table-cell>
          <table:table-cell office:value-type="float" office:value="1230" calcext:value-type="float">
            <text:p>1230</text:p>
          </table:table-cell>
          <table:table-cell table:formula="of:=[.A24]*55+PI()/4*[.B24]^2*55" office:value-type="float" office:value="797.257967927778" calcext:value-type="float">
            <text:p>797.257967927778</text:p>
          </table:table-cell>
          <table:table-cell table:formula="of:=SUM([.F24:.H24])" office:value-type="float" office:value="2243.39935851524" calcext:value-type="float">
            <text:p>2243.39935851524</text:p>
          </table:table-cell>
          <table:table-cell table:formula="of:=PI()*([.B24]/2)^3*[.C24]" office:value-type="float" office:value="0.600589867838088" calcext:value-type="float">
            <text:p>0.60058986783808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4]&amp;&quot;, mass=&quot;&amp;[.I24]&amp;&quot;, area=&quot;&amp;[.D24]&amp;&quot;, area_moi=&quot;&amp;[.J24]&amp;&quot;, e_modul=&quot;&amp;[.K24]&amp;&quot;)&quot;" office:value-type="string" office:string-value="model.append(0.105, mass=2243.39935851524, area=0.262227953396977, area_moi=0.600589867838088, e_modul=210000000000)" calcext:value-type="string">
            <text:p>model.append(0.105, mass=2243.39935851524, area=0.262227953396977, area_moi=0.60058986783808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4]&amp;&quot;, &quot;&quot;mass&quot;&quot;:&quot;&amp;[.I24]&amp;&quot;,&quot;&quot;area&quot;&quot;:&quot;&amp;[.D24]&amp;&quot;,&quot;&quot;area_moi&quot;&quot;:&quot;&amp;[.J24]&amp;&quot;, &quot;&quot;e_modul&quot;&quot;:&quot;&amp;[.K24]&amp;&quot;},&quot;" office:value-type="string" office:string-value="{&quot;length&quot;:0.105, &quot;mass&quot;:2243.39935851524,&quot;area&quot;:0.262227953396977,&quot;area_moi&quot;:0.600589867838088, &quot;e_modul&quot;:210000000000}," calcext:value-type="string">
            <text:p>{"length":0.105, "mass":2243.39935851524,"area":0.262227953396977,"area_moi":0.600589867838088, "e_modul":210000000000},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4.2805" calcext:value-type="float">
            <text:p>4.2805</text:p>
          </table:table-cell>
          <table:table-cell office:value-type="float" office:value="0.0195" calcext:value-type="float">
            <text:p>0.0195</text:p>
          </table:table-cell>
          <table:table-cell table:formula="of:=PI()*[.B25]*[.C25]" office:value-type="float" office:value="0.262227953396977" calcext:value-type="float">
            <text:p>0.262227953396977</text:p>
          </table:table-cell>
          <table:table-cell table:formula="of:=[.D25]*[.A25]" office:value-type="float" office:value="0.0275339351066825" calcext:value-type="float">
            <text:p>0.027533935106683</text:p>
          </table:table-cell>
          <table:table-cell table:formula="of:=[.E25]*7850" office:value-type="float" office:value="216.141390587458" calcext:value-type="float">
            <text:p>216.141390587458</text:p>
          </table:table-cell>
          <table:table-cell office:value-type="float" office:value="1230" calcext:value-type="float">
            <text:p>1230</text:p>
          </table:table-cell>
          <table:table-cell table:formula="of:=[.A25]*55" office:value-type="float" office:value="5.775" calcext:value-type="float">
            <text:p>5.775</text:p>
          </table:table-cell>
          <table:table-cell table:formula="of:=SUM([.F25:.H25])" office:value-type="float" office:value="1451.91639058746" calcext:value-type="float">
            <text:p>1451.91639058746</text:p>
          </table:table-cell>
          <table:table-cell table:formula="of:=PI()*([.B25]/2)^3*[.C25]" office:value-type="float" office:value="0.600589867838088" calcext:value-type="float">
            <text:p>0.60058986783808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5]&amp;&quot;, mass=&quot;&amp;[.I25]&amp;&quot;, area=&quot;&amp;[.D25]&amp;&quot;, area_moi=&quot;&amp;[.J25]&amp;&quot;, e_modul=&quot;&amp;[.K25]&amp;&quot;)&quot;" office:value-type="string" office:string-value="model.append(0.105, mass=1451.91639058746, area=0.262227953396977, area_moi=0.600589867838088, e_modul=210000000000)" calcext:value-type="string">
            <text:p>model.append(0.105, mass=1451.91639058746, area=0.262227953396977, area_moi=0.60058986783808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5]&amp;&quot;, &quot;&quot;mass&quot;&quot;:&quot;&amp;[.I25]&amp;&quot;,&quot;&quot;area&quot;&quot;:&quot;&amp;[.D25]&amp;&quot;,&quot;&quot;area_moi&quot;&quot;:&quot;&amp;[.J25]&amp;&quot;, &quot;&quot;e_modul&quot;&quot;:&quot;&amp;[.K25]&amp;&quot;},&quot;" office:value-type="string" office:string-value="{&quot;length&quot;:0.105, &quot;mass&quot;:1451.91639058746,&quot;area&quot;:0.262227953396977,&quot;area_moi&quot;:0.600589867838088, &quot;e_modul&quot;:210000000000}," calcext:value-type="string">
            <text:p>{"length":0.105, "mass":1451.91639058746,"area":0.262227953396977,"area_moi":0.600589867838088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1" calcext:value-type="float">
            <text:p>4.281</text:p>
          </table:table-cell>
          <table:table-cell office:value-type="float" office:value="0.019" calcext:value-type="float">
            <text:p>0.019</text:p>
          </table:table-cell>
          <table:table-cell table:formula="of:=PI()*[.B26]*[.C26]" office:value-type="float" office:value="0.25553400485034" calcext:value-type="float">
            <text:p>0.25553400485034</text:p>
          </table:table-cell>
          <table:table-cell table:formula="of:=[.D26]*[.A26]" office:value-type="float" office:value="0.753825314308503" calcext:value-type="float">
            <text:p>0.753825314308503</text:p>
          </table:table-cell>
          <table:table-cell table:formula="of:=[.E26]*7850" office:value-type="float" office:value="5917.52871732175" calcext:value-type="float">
            <text:p>5917.52871732175</text:p>
          </table:table-cell>
          <table:table-cell/>
          <table:table-cell table:formula="of:=[.A26]*55" office:value-type="float" office:value="162.25" calcext:value-type="float">
            <text:p>162.25</text:p>
          </table:table-cell>
          <table:table-cell table:formula="of:=SUM([.F26:.H26])" office:value-type="float" office:value="6079.77871732175" calcext:value-type="float">
            <text:p>6079.77871732175</text:p>
          </table:table-cell>
          <table:table-cell table:formula="of:=PI()*([.B26]/2)^3*[.C26]" office:value-type="float" office:value="0.585395217633249" calcext:value-type="float">
            <text:p>0.58539521763324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6]&amp;&quot;, mass=&quot;&amp;[.I26]&amp;&quot;, area=&quot;&amp;[.D26]&amp;&quot;, area_moi=&quot;&amp;[.J26]&amp;&quot;, e_modul=&quot;&amp;[.K26]&amp;&quot;)&quot;" office:value-type="string" office:string-value="model.append(2.95, mass=6079.77871732175, area=0.25553400485034, area_moi=0.585395217633249, e_modul=210000000000)" calcext:value-type="string">
            <text:p>model.append(2.95, mass=6079.77871732175, area=0.25553400485034, area_moi=0.58539521763324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6]&amp;&quot;, &quot;&quot;mass&quot;&quot;:&quot;&amp;[.I26]&amp;&quot;,&quot;&quot;area&quot;&quot;:&quot;&amp;[.D26]&amp;&quot;,&quot;&quot;area_moi&quot;&quot;:&quot;&amp;[.J26]&amp;&quot;, &quot;&quot;e_modul&quot;&quot;:&quot;&amp;[.K26]&amp;&quot;},&quot;" office:value-type="string" office:string-value="{&quot;length&quot;:2.95, &quot;mass&quot;:6079.77871732175,&quot;area&quot;:0.25553400485034,&quot;area_moi&quot;:0.585395217633249, &quot;e_modul&quot;:210000000000}," calcext:value-type="string">
            <text:p>{"length":2.95, "mass":6079.77871732175,"area":0.25553400485034,"area_moi":0.585395217633249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15" calcext:value-type="float">
            <text:p>4.2815</text:p>
          </table:table-cell>
          <table:table-cell office:value-type="float" office:value="0.0185" calcext:value-type="float">
            <text:p>0.0185</text:p>
          </table:table-cell>
          <table:table-cell table:formula="of:=PI()*[.B27]*[.C27]" office:value-type="float" office:value="0.248838485507377" calcext:value-type="float">
            <text:p>0.248838485507377</text:p>
          </table:table-cell>
          <table:table-cell table:formula="of:=[.D27]*[.A27]" office:value-type="float" office:value="0.734073532246762" calcext:value-type="float">
            <text:p>0.734073532246762</text:p>
          </table:table-cell>
          <table:table-cell table:formula="of:=[.E27]*7850" office:value-type="float" office:value="5762.47722813708" calcext:value-type="float">
            <text:p>5762.47722813708</text:p>
          </table:table-cell>
          <table:table-cell/>
          <table:table-cell table:formula="of:=[.A27]*55" office:value-type="float" office:value="162.25" calcext:value-type="float">
            <text:p>162.25</text:p>
          </table:table-cell>
          <table:table-cell table:formula="of:=SUM([.F27:.H27])" office:value-type="float" office:value="5924.72722813708" calcext:value-type="float">
            <text:p>5924.72722813708</text:p>
          </table:table-cell>
          <table:table-cell table:formula="of:=PI()*([.B27]/2)^3*[.C27]" office:value-type="float" office:value="0.570189819869855" calcext:value-type="float">
            <text:p>0.57018981986985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7]&amp;&quot;, mass=&quot;&amp;[.I27]&amp;&quot;, area=&quot;&amp;[.D27]&amp;&quot;, area_moi=&quot;&amp;[.J27]&amp;&quot;, e_modul=&quot;&amp;[.K27]&amp;&quot;)&quot;" office:value-type="string" office:string-value="model.append(2.95, mass=5924.72722813708, area=0.248838485507377, area_moi=0.570189819869855, e_modul=210000000000)" calcext:value-type="string">
            <text:p>model.append(2.95, mass=5924.72722813708, area=0.248838485507377, area_moi=0.57018981986985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7]&amp;&quot;, &quot;&quot;mass&quot;&quot;:&quot;&amp;[.I27]&amp;&quot;,&quot;&quot;area&quot;&quot;:&quot;&amp;[.D27]&amp;&quot;,&quot;&quot;area_moi&quot;&quot;:&quot;&amp;[.J27]&amp;&quot;, &quot;&quot;e_modul&quot;&quot;:&quot;&amp;[.K27]&amp;&quot;},&quot;" office:value-type="string" office:string-value="{&quot;length&quot;:2.95, &quot;mass&quot;:5924.72722813708,&quot;area&quot;:0.248838485507377,&quot;area_moi&quot;:0.570189819869855, &quot;e_modul&quot;:210000000000}," calcext:value-type="string">
            <text:p>{"length":2.95, "mass":5924.72722813708,"area":0.248838485507377,"area_moi":0.570189819869855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2" calcext:value-type="float">
            <text:p>4.282</text:p>
          </table:table-cell>
          <table:table-cell office:value-type="float" office:value="0.018" calcext:value-type="float">
            <text:p>0.018</text:p>
          </table:table-cell>
          <table:table-cell table:formula="of:=PI()*[.B28]*[.C28]" office:value-type="float" office:value="0.242141395368087" calcext:value-type="float">
            <text:p>0.242141395368087</text:p>
          </table:table-cell>
          <table:table-cell table:formula="of:=[.D28]*[.A28]" office:value-type="float" office:value="0.714317116335856" calcext:value-type="float">
            <text:p>0.714317116335856</text:p>
          </table:table-cell>
          <table:table-cell table:formula="of:=[.E28]*7850" office:value-type="float" office:value="5607.38936323647" calcext:value-type="float">
            <text:p>5607.38936323647</text:p>
          </table:table-cell>
          <table:table-cell/>
          <table:table-cell table:formula="of:=[.A28]*55" office:value-type="float" office:value="162.25" calcext:value-type="float">
            <text:p>162.25</text:p>
          </table:table-cell>
          <table:table-cell table:formula="of:=SUM([.F28:.H28])" office:value-type="float" office:value="5769.63936323647" calcext:value-type="float">
            <text:p>5769.63936323647</text:p>
          </table:table-cell>
          <table:table-cell table:formula="of:=PI()*([.B28]/2)^3*[.C28]" office:value-type="float" office:value="0.554973670770631" calcext:value-type="float">
            <text:p>0.554973670770631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8]&amp;&quot;, mass=&quot;&amp;[.I28]&amp;&quot;, area=&quot;&amp;[.D28]&amp;&quot;, area_moi=&quot;&amp;[.J28]&amp;&quot;, e_modul=&quot;&amp;[.K28]&amp;&quot;)&quot;" office:value-type="string" office:string-value="model.append(2.95, mass=5769.63936323647, area=0.242141395368087, area_moi=0.554973670770631, e_modul=210000000000)" calcext:value-type="string">
            <text:p>model.append(2.95, mass=5769.63936323647, area=0.242141395368087, area_moi=0.554973670770631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8]&amp;&quot;, &quot;&quot;mass&quot;&quot;:&quot;&amp;[.I28]&amp;&quot;,&quot;&quot;area&quot;&quot;:&quot;&amp;[.D28]&amp;&quot;,&quot;&quot;area_moi&quot;&quot;:&quot;&amp;[.J28]&amp;&quot;, &quot;&quot;e_modul&quot;&quot;:&quot;&amp;[.K28]&amp;&quot;},&quot;" office:value-type="string" office:string-value="{&quot;length&quot;:2.95, &quot;mass&quot;:5769.63936323647,&quot;area&quot;:0.242141395368087,&quot;area_moi&quot;:0.554973670770631, &quot;e_modul&quot;:210000000000}," calcext:value-type="string">
            <text:p>{"length":2.95, "mass":5769.63936323647,"area":0.242141395368087,"area_moi":0.554973670770631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25" calcext:value-type="float">
            <text:p>4.2825</text:p>
          </table:table-cell>
          <table:table-cell office:value-type="float" office:value="0.0175" calcext:value-type="float">
            <text:p>0.0175</text:p>
          </table:table-cell>
          <table:table-cell table:formula="of:=PI()*[.B29]*[.C29]" office:value-type="float" office:value="0.23544273443247" calcext:value-type="float">
            <text:p>0.23544273443247</text:p>
          </table:table-cell>
          <table:table-cell table:formula="of:=[.D29]*[.A29]" office:value-type="float" office:value="0.694556066575787" calcext:value-type="float">
            <text:p>0.694556066575787</text:p>
          </table:table-cell>
          <table:table-cell table:formula="of:=[.E29]*7850" office:value-type="float" office:value="5452.26512261993" calcext:value-type="float">
            <text:p>5452.26512261993</text:p>
          </table:table-cell>
          <table:table-cell/>
          <table:table-cell table:formula="of:=[.A29]*55" office:value-type="float" office:value="162.25" calcext:value-type="float">
            <text:p>162.25</text:p>
          </table:table-cell>
          <table:table-cell table:formula="of:=SUM([.F29:.H29])" office:value-type="float" office:value="5614.51512261993" calcext:value-type="float">
            <text:p>5614.51512261993</text:p>
          </table:table-cell>
          <table:table-cell table:formula="of:=PI()*([.B29]/2)^3*[.C29]" office:value-type="float" office:value="0.539746766557713" calcext:value-type="float">
            <text:p>0.53974676655771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9]&amp;&quot;, mass=&quot;&amp;[.I29]&amp;&quot;, area=&quot;&amp;[.D29]&amp;&quot;, area_moi=&quot;&amp;[.J29]&amp;&quot;, e_modul=&quot;&amp;[.K29]&amp;&quot;)&quot;" office:value-type="string" office:string-value="model.append(2.95, mass=5614.51512261993, area=0.23544273443247, area_moi=0.539746766557713, e_modul=210000000000)" calcext:value-type="string">
            <text:p>model.append(2.95, mass=5614.51512261993, area=0.23544273443247, area_moi=0.53974676655771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9]&amp;&quot;, &quot;&quot;mass&quot;&quot;:&quot;&amp;[.I29]&amp;&quot;,&quot;&quot;area&quot;&quot;:&quot;&amp;[.D29]&amp;&quot;,&quot;&quot;area_moi&quot;&quot;:&quot;&amp;[.J29]&amp;&quot;, &quot;&quot;e_modul&quot;&quot;:&quot;&amp;[.K29]&amp;&quot;},&quot;" office:value-type="string" office:string-value="{&quot;length&quot;:2.95, &quot;mass&quot;:5614.51512261993,&quot;area&quot;:0.23544273443247,&quot;area_moi&quot;:0.539746766557713, &quot;e_modul&quot;:210000000000}," calcext:value-type="string">
            <text:p>{"length":2.95, "mass":5614.51512261993,"area":0.23544273443247,"area_moi":0.539746766557713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3" calcext:value-type="float">
            <text:p>4.283</text:p>
          </table:table-cell>
          <table:table-cell office:value-type="float" office:value="0.017" calcext:value-type="float">
            <text:p>0.017</text:p>
          </table:table-cell>
          <table:table-cell table:formula="of:=PI()*[.B30]*[.C30]" office:value-type="float" office:value="0.228742502700526" calcext:value-type="float">
            <text:p>0.228742502700526</text:p>
          </table:table-cell>
          <table:table-cell table:formula="of:=[.D30]*[.A30]" office:value-type="float" office:value="0.674790382966553" calcext:value-type="float">
            <text:p>0.674790382966553</text:p>
          </table:table-cell>
          <table:table-cell table:formula="of:=[.E30]*7850" office:value-type="float" office:value="5297.10450628744" calcext:value-type="float">
            <text:p>5297.10450628744</text:p>
          </table:table-cell>
          <table:table-cell/>
          <table:table-cell table:formula="of:=[.A30]*55" office:value-type="float" office:value="162.25" calcext:value-type="float">
            <text:p>162.25</text:p>
          </table:table-cell>
          <table:table-cell table:formula="of:=SUM([.F30:.H30])" office:value-type="float" office:value="5459.35450628744" calcext:value-type="float">
            <text:p>5459.35450628744</text:p>
          </table:table-cell>
          <table:table-cell table:formula="of:=PI()*([.B30]/2)^3*[.C30]" office:value-type="float" office:value="0.52450910345265" calcext:value-type="float">
            <text:p>0.5245091034526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0]&amp;&quot;, mass=&quot;&amp;[.I30]&amp;&quot;, area=&quot;&amp;[.D30]&amp;&quot;, area_moi=&quot;&amp;[.J30]&amp;&quot;, e_modul=&quot;&amp;[.K30]&amp;&quot;)&quot;" office:value-type="string" office:string-value="model.append(2.95, mass=5459.35450628744, area=0.228742502700526, area_moi=0.52450910345265, e_modul=210000000000)" calcext:value-type="string">
            <text:p>model.append(2.95, mass=5459.35450628744, area=0.228742502700526, area_moi=0.5245091034526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0]&amp;&quot;, &quot;&quot;mass&quot;&quot;:&quot;&amp;[.I30]&amp;&quot;,&quot;&quot;area&quot;&quot;:&quot;&amp;[.D30]&amp;&quot;,&quot;&quot;area_moi&quot;&quot;:&quot;&amp;[.J30]&amp;&quot;, &quot;&quot;e_modul&quot;&quot;:&quot;&amp;[.K30]&amp;&quot;},&quot;" office:value-type="string" office:string-value="{&quot;length&quot;:2.95, &quot;mass&quot;:5459.35450628744,&quot;area&quot;:0.228742502700526,&quot;area_moi&quot;:0.52450910345265, &quot;e_modul&quot;:210000000000}," calcext:value-type="string">
            <text:p>{"length":2.95, "mass":5459.35450628744,"area":0.228742502700526,"area_moi":0.52450910345265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4" calcext:value-type="float">
            <text:p>4.284</text:p>
          </table:table-cell>
          <table:table-cell office:value-type="float" office:value="0.016" calcext:value-type="float">
            <text:p>0.016</text:p>
          </table:table-cell>
          <table:table-cell table:formula="of:=PI()*[.B31]*[.C31]" office:value-type="float" office:value="0.215337326847659" calcext:value-type="float">
            <text:p>0.215337326847659</text:p>
          </table:table-cell>
          <table:table-cell table:formula="of:=[.D31]*[.A31]" office:value-type="float" office:value="0.635245114200593" calcext:value-type="float">
            <text:p>0.635245114200593</text:p>
          </table:table-cell>
          <table:table-cell table:formula="of:=[.E31]*7850" office:value-type="float" office:value="4986.67414647466" calcext:value-type="float">
            <text:p>4986.67414647466</text:p>
          </table:table-cell>
          <table:table-cell/>
          <table:table-cell table:formula="of:=[.A31]*55" office:value-type="float" office:value="162.25" calcext:value-type="float">
            <text:p>162.25</text:p>
          </table:table-cell>
          <table:table-cell table:formula="of:=SUM([.F31:.H31])" office:value-type="float" office:value="5148.92414647466" calcext:value-type="float">
            <text:p>5148.92414647466</text:p>
          </table:table-cell>
          <table:table-cell table:formula="of:=PI()*([.B31]/2)^3*[.C31]" office:value-type="float" office:value="0.494001485449331" calcext:value-type="float">
            <text:p>0.494001485449331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1]&amp;&quot;, mass=&quot;&amp;[.I31]&amp;&quot;, area=&quot;&amp;[.D31]&amp;&quot;, area_moi=&quot;&amp;[.J31]&amp;&quot;, e_modul=&quot;&amp;[.K31]&amp;&quot;)&quot;" office:value-type="string" office:string-value="model.append(2.95, mass=5148.92414647466, area=0.215337326847659, area_moi=0.494001485449331, e_modul=210000000000)" calcext:value-type="string">
            <text:p>model.append(2.95, mass=5148.92414647466, area=0.215337326847659, area_moi=0.494001485449331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1]&amp;&quot;, &quot;&quot;mass&quot;&quot;:&quot;&amp;[.I31]&amp;&quot;,&quot;&quot;area&quot;&quot;:&quot;&amp;[.D31]&amp;&quot;,&quot;&quot;area_moi&quot;&quot;:&quot;&amp;[.J31]&amp;&quot;, &quot;&quot;e_modul&quot;&quot;:&quot;&amp;[.K31]&amp;&quot;},&quot;" office:value-type="string" office:string-value="{&quot;length&quot;:2.95, &quot;mass&quot;:5148.92414647466,&quot;area&quot;:0.215337326847659,&quot;area_moi&quot;:0.494001485449331, &quot;e_modul&quot;:210000000000}," calcext:value-type="string">
            <text:p>{"length":2.95, "mass":5148.92414647466,"area":0.215337326847659,"area_moi":0.494001485449331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2845" calcext:value-type="float">
            <text:p>4.2845</text:p>
          </table:table-cell>
          <table:table-cell office:value-type="float" office:value="0.0155" calcext:value-type="float">
            <text:p>0.0155</text:p>
          </table:table-cell>
          <table:table-cell table:formula="of:=PI()*[.B32]*[.C32]" office:value-type="float" office:value="0.208632382726735" calcext:value-type="float">
            <text:p>0.208632382726735</text:p>
          </table:table-cell>
          <table:table-cell table:formula="of:=[.D32]*[.A32]" office:value-type="float" office:value="0.615465529043868" calcext:value-type="float">
            <text:p>0.615465529043868</text:p>
          </table:table-cell>
          <table:table-cell table:formula="of:=[.E32]*7850" office:value-type="float" office:value="4831.40440299436" calcext:value-type="float">
            <text:p>4831.40440299436</text:p>
          </table:table-cell>
          <table:table-cell/>
          <table:table-cell table:formula="of:=[.A32]*55" office:value-type="float" office:value="162.25" calcext:value-type="float">
            <text:p>162.25</text:p>
          </table:table-cell>
          <table:table-cell table:formula="of:=SUM([.F32:.H32])" office:value-type="float" office:value="4993.65440299436" calcext:value-type="float">
            <text:p>4993.65440299436</text:p>
          </table:table-cell>
          <table:table-cell table:formula="of:=PI()*([.B32]/2)^3*[.C32]" office:value-type="float" office:value="0.478731522991225" calcext:value-type="float">
            <text:p>0.47873152299122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2]&amp;&quot;, mass=&quot;&amp;[.I32]&amp;&quot;, area=&quot;&amp;[.D32]&amp;&quot;, area_moi=&quot;&amp;[.J32]&amp;&quot;, e_modul=&quot;&amp;[.K32]&amp;&quot;)&quot;" office:value-type="string" office:string-value="model.append(2.95, mass=4993.65440299436, area=0.208632382726735, area_moi=0.478731522991225, e_modul=210000000000)" calcext:value-type="string">
            <text:p>model.append(2.95, mass=4993.65440299436, area=0.208632382726735, area_moi=0.47873152299122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2]&amp;&quot;, &quot;&quot;mass&quot;&quot;:&quot;&amp;[.I32]&amp;&quot;,&quot;&quot;area&quot;&quot;:&quot;&amp;[.D32]&amp;&quot;,&quot;&quot;area_moi&quot;&quot;:&quot;&amp;[.J32]&amp;&quot;, &quot;&quot;e_modul&quot;&quot;:&quot;&amp;[.K32]&amp;&quot;},&quot;" office:value-type="string" office:string-value="{&quot;length&quot;:2.95, &quot;mass&quot;:4993.65440299436,&quot;area&quot;:0.208632382726735,&quot;area_moi&quot;:0.478731522991225, &quot;e_modul&quot;:210000000000}," calcext:value-type="string">
            <text:p>{"length":2.95, "mass":4993.65440299436,"area":0.208632382726735,"area_moi":0.478731522991225, "e_modul":210000000000},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4.285" calcext:value-type="float">
            <text:p>4.285</text:p>
          </table:table-cell>
          <table:table-cell office:value-type="float" office:value="0.015" calcext:value-type="float">
            <text:p>0.015</text:p>
          </table:table-cell>
          <table:table-cell table:formula="of:=PI()*[.B33]*[.C33]" office:value-type="float" office:value="0.201925867809484" calcext:value-type="float">
            <text:p>0.201925867809484</text:p>
          </table:table-cell>
          <table:table-cell table:formula="of:=[.D33]*[.A33]" office:value-type="float" office:value="0.589623534003693" calcext:value-type="float">
            <text:p>0.589623534003693</text:p>
          </table:table-cell>
          <table:table-cell table:formula="of:=[.E33]*7850" office:value-type="float" office:value="4628.54474192899" calcext:value-type="float">
            <text:p>4628.54474192899</text:p>
          </table:table-cell>
          <table:table-cell/>
          <table:table-cell table:formula="of:=[.A33]*55" office:value-type="float" office:value="160.6" calcext:value-type="float">
            <text:p>160.6</text:p>
          </table:table-cell>
          <table:table-cell table:formula="of:=SUM([.F33:.H33])" office:value-type="float" office:value="4789.14474192899" calcext:value-type="float">
            <text:p>4789.14474192899</text:p>
          </table:table-cell>
          <table:table-cell table:formula="of:=PI()*([.B33]/2)^3*[.C33]" office:value-type="float" office:value="0.463450786521274" calcext:value-type="float">
            <text:p>0.46345078652127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3]&amp;&quot;, mass=&quot;&amp;[.I33]&amp;&quot;, area=&quot;&amp;[.D33]&amp;&quot;, area_moi=&quot;&amp;[.J33]&amp;&quot;, e_modul=&quot;&amp;[.K33]&amp;&quot;)&quot;" office:value-type="string" office:string-value="model.append(2.92, mass=4789.14474192899, area=0.201925867809484, area_moi=0.463450786521274, e_modul=210000000000)" calcext:value-type="string">
            <text:p>model.append(2.92, mass=4789.14474192899, area=0.201925867809484, area_moi=0.46345078652127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3]&amp;&quot;, &quot;&quot;mass&quot;&quot;:&quot;&amp;[.I33]&amp;&quot;,&quot;&quot;area&quot;&quot;:&quot;&amp;[.D33]&amp;&quot;,&quot;&quot;area_moi&quot;&quot;:&quot;&amp;[.J33]&amp;&quot;, &quot;&quot;e_modul&quot;&quot;:&quot;&amp;[.K33]&amp;&quot;},&quot;" office:value-type="string" office:string-value="{&quot;length&quot;:2.92, &quot;mass&quot;:4789.14474192899,&quot;area&quot;:0.201925867809484,&quot;area_moi&quot;:0.463450786521274, &quot;e_modul&quot;:210000000000}," calcext:value-type="string">
            <text:p>{"length":2.92, "mass":4789.14474192899,"area":0.201925867809484,"area_moi":0.463450786521274, "e_modul":210000000000},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4.2855" calcext:value-type="float">
            <text:p>4.2855</text:p>
          </table:table-cell>
          <table:table-cell office:value-type="float" office:value="0.0145" calcext:value-type="float">
            <text:p>0.0145</text:p>
          </table:table-cell>
          <table:table-cell table:formula="of:=PI()*[.B34]*[.C34]" office:value-type="float" office:value="0.195217782095906" calcext:value-type="float">
            <text:p>0.195217782095906</text:p>
          </table:table-cell>
          <table:table-cell table:formula="of:=[.D34]*[.A34]" office:value-type="float" office:value="0.0204978671200702" calcext:value-type="float">
            <text:p>0.02049786712007</text:p>
          </table:table-cell>
          <table:table-cell table:formula="of:=[.E34]*7850" office:value-type="float" office:value="160.908256892551" calcext:value-type="float">
            <text:p>160.908256892551</text:p>
          </table:table-cell>
          <table:table-cell office:value-type="float" office:value="1130" calcext:value-type="float">
            <text:p>1130</text:p>
          </table:table-cell>
          <table:table-cell table:formula="of:=[.A34]*55+PI()/4*[.B34]^2*55" office:value-type="float" office:value="799.108091111386" calcext:value-type="float">
            <text:p>799.108091111386</text:p>
          </table:table-cell>
          <table:table-cell table:formula="of:=SUM([.F34:.H34])" office:value-type="float" office:value="2090.01634800394" calcext:value-type="float">
            <text:p>2090.01634800394</text:p>
          </table:table-cell>
          <table:table-cell table:formula="of:=PI()*([.B34]/2)^3*[.C34]" office:value-type="float" office:value="0.448159272258079" calcext:value-type="float">
            <text:p>0.44815927225807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4]&amp;&quot;, mass=&quot;&amp;[.I34]&amp;&quot;, area=&quot;&amp;[.D34]&amp;&quot;, area_moi=&quot;&amp;[.J34]&amp;&quot;, e_modul=&quot;&amp;[.K34]&amp;&quot;)&quot;" office:value-type="string" office:string-value="model.append(0.105, mass=2090.01634800394, area=0.195217782095906, area_moi=0.448159272258079, e_modul=210000000000)" calcext:value-type="string">
            <text:p>model.append(0.105, mass=2090.01634800394, area=0.195217782095906, area_moi=0.44815927225807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4]&amp;&quot;, &quot;&quot;mass&quot;&quot;:&quot;&amp;[.I34]&amp;&quot;,&quot;&quot;area&quot;&quot;:&quot;&amp;[.D34]&amp;&quot;,&quot;&quot;area_moi&quot;&quot;:&quot;&amp;[.J34]&amp;&quot;, &quot;&quot;e_modul&quot;&quot;:&quot;&amp;[.K34]&amp;&quot;},&quot;" office:value-type="string" office:string-value="{&quot;length&quot;:0.105, &quot;mass&quot;:2090.01634800394,&quot;area&quot;:0.195217782095906,&quot;area_moi&quot;:0.448159272258079, &quot;e_modul&quot;:210000000000}," calcext:value-type="string">
            <text:p>{"length":0.105, "mass":2090.01634800394,"area":0.195217782095906,"area_moi":0.448159272258079, "e_modul":210000000000},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4.2855" calcext:value-type="float">
            <text:p>4.2855</text:p>
          </table:table-cell>
          <table:table-cell office:value-type="float" office:value="0.0145" calcext:value-type="float">
            <text:p>0.0145</text:p>
          </table:table-cell>
          <table:table-cell table:formula="of:=PI()*[.B35]*[.C35]" office:value-type="float" office:value="0.195217782095906" calcext:value-type="float">
            <text:p>0.195217782095906</text:p>
          </table:table-cell>
          <table:table-cell table:formula="of:=[.D35]*[.A35]" office:value-type="float" office:value="0.0204978671200702" calcext:value-type="float">
            <text:p>0.02049786712007</text:p>
          </table:table-cell>
          <table:table-cell table:formula="of:=[.E35]*7850" office:value-type="float" office:value="160.908256892551" calcext:value-type="float">
            <text:p>160.908256892551</text:p>
          </table:table-cell>
          <table:table-cell office:value-type="float" office:value="1130" calcext:value-type="float">
            <text:p>1130</text:p>
          </table:table-cell>
          <table:table-cell table:formula="of:=[.A35]*55" office:value-type="float" office:value="5.775" calcext:value-type="float">
            <text:p>5.775</text:p>
          </table:table-cell>
          <table:table-cell table:formula="of:=SUM([.F35:.H35])" office:value-type="float" office:value="1296.68325689255" calcext:value-type="float">
            <text:p>1296.68325689255</text:p>
          </table:table-cell>
          <table:table-cell table:formula="of:=PI()*([.B35]/2)^3*[.C35]" office:value-type="float" office:value="0.448159272258079" calcext:value-type="float">
            <text:p>0.44815927225807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5]&amp;&quot;, mass=&quot;&amp;[.I35]&amp;&quot;, area=&quot;&amp;[.D35]&amp;&quot;, area_moi=&quot;&amp;[.J35]&amp;&quot;, e_modul=&quot;&amp;[.K35]&amp;&quot;)&quot;" office:value-type="string" office:string-value="model.append(0.105, mass=1296.68325689255, area=0.195217782095906, area_moi=0.448159272258079, e_modul=210000000000)" calcext:value-type="string">
            <text:p>model.append(0.105, mass=1296.68325689255, area=0.195217782095906, area_moi=0.44815927225807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5]&amp;&quot;, &quot;&quot;mass&quot;&quot;:&quot;&amp;[.I35]&amp;&quot;,&quot;&quot;area&quot;&quot;:&quot;&amp;[.D35]&amp;&quot;,&quot;&quot;area_moi&quot;&quot;:&quot;&amp;[.J35]&amp;&quot;, &quot;&quot;e_modul&quot;&quot;:&quot;&amp;[.K35]&amp;&quot;},&quot;" office:value-type="string" office:string-value="{&quot;length&quot;:0.105, &quot;mass&quot;:1296.68325689255,&quot;area&quot;:0.195217782095906,&quot;area_moi&quot;:0.448159272258079, &quot;e_modul&quot;:210000000000}," calcext:value-type="string">
            <text:p>{"length":0.105, "mass":1296.68325689255,"area":0.195217782095906,"area_moi":0.448159272258079, "e_modul":210000000000},</text:p>
          </table:table-cell>
        </table:table-row>
        <table:table-row table:style-name="ro1">
          <table:table-cell office:value-type="float" office:value="2.692" calcext:value-type="float">
            <text:p>2.692</text:p>
          </table:table-cell>
          <table:table-cell office:value-type="float" office:value="4.2185" calcext:value-type="float">
            <text:p>4.2185</text:p>
          </table:table-cell>
          <table:table-cell office:value-type="float" office:value="0.014" calcext:value-type="float">
            <text:p>0.014</text:p>
          </table:table-cell>
          <table:table-cell table:formula="of:=PI()*[.B36]*[.C36]" office:value-type="float" office:value="0.18553932052836" calcext:value-type="float">
            <text:p>0.18553932052836</text:p>
          </table:table-cell>
          <table:table-cell table:formula="of:=[.D36]*[.A36]" office:value-type="float" office:value="0.499471850862344" calcext:value-type="float">
            <text:p>0.499471850862344</text:p>
          </table:table-cell>
          <table:table-cell table:formula="of:=[.E36]*7850" office:value-type="float" office:value="3920.8540292694" calcext:value-type="float">
            <text:p>3920.8540292694</text:p>
          </table:table-cell>
          <table:table-cell/>
          <table:table-cell table:formula="of:=[.A36]*55" office:value-type="float" office:value="148.06" calcext:value-type="float">
            <text:p>148.06</text:p>
          </table:table-cell>
          <table:table-cell table:formula="of:=SUM([.F36:.H36])" office:value-type="float" office:value="4068.9140292694" calcext:value-type="float">
            <text:p>4068.9140292694</text:p>
          </table:table-cell>
          <table:table-cell table:formula="of:=PI()*([.B36]/2)^3*[.C36]" office:value-type="float" office:value="0.412726240670353" calcext:value-type="float">
            <text:p>0.41272624067035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6]&amp;&quot;, mass=&quot;&amp;[.I36]&amp;&quot;, area=&quot;&amp;[.D36]&amp;&quot;, area_moi=&quot;&amp;[.J36]&amp;&quot;, e_modul=&quot;&amp;[.K36]&amp;&quot;)&quot;" office:value-type="string" office:string-value="model.append(2.692, mass=4068.9140292694, area=0.18553932052836, area_moi=0.412726240670353, e_modul=210000000000)" calcext:value-type="string">
            <text:p>model.append(2.692, mass=4068.9140292694, area=0.18553932052836, area_moi=0.41272624067035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6]&amp;&quot;, &quot;&quot;mass&quot;&quot;:&quot;&amp;[.I36]&amp;&quot;,&quot;&quot;area&quot;&quot;:&quot;&amp;[.D36]&amp;&quot;,&quot;&quot;area_moi&quot;&quot;:&quot;&amp;[.J36]&amp;&quot;, &quot;&quot;e_modul&quot;&quot;:&quot;&amp;[.K36]&amp;&quot;},&quot;" office:value-type="string" office:string-value="{&quot;length&quot;:2.692, &quot;mass&quot;:4068.9140292694,&quot;area&quot;:0.18553932052836,&quot;area_moi&quot;:0.412726240670353, &quot;e_modul&quot;:210000000000}," calcext:value-type="string">
            <text:p>{"length":2.692, "mass":4068.9140292694,"area":0.18553932052836,"area_moi":0.412726240670353, "e_modul":210000000000},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.0835" calcext:value-type="float">
            <text:p>4.0835</text:p>
          </table:table-cell>
          <table:table-cell office:value-type="float" office:value="0.014" calcext:value-type="float">
            <text:p>0.014</text:p>
          </table:table-cell>
          <table:table-cell table:formula="of:=PI()*[.B37]*[.C37]" office:value-type="float" office:value="0.179601710413075" calcext:value-type="float">
            <text:p>0.179601710413075</text:p>
          </table:table-cell>
          <table:table-cell table:formula="of:=[.D37]*[.A37]" office:value-type="float" office:value="0.484924618115302" calcext:value-type="float">
            <text:p>0.484924618115302</text:p>
          </table:table-cell>
          <table:table-cell table:formula="of:=[.E37]*7850" office:value-type="float" office:value="3806.65825220512" calcext:value-type="float">
            <text:p>3806.65825220512</text:p>
          </table:table-cell>
          <table:table-cell/>
          <table:table-cell table:formula="of:=[.A37]*55" office:value-type="float" office:value="148.5" calcext:value-type="float">
            <text:p>148.5</text:p>
          </table:table-cell>
          <table:table-cell table:formula="of:=SUM([.F37:.H37])" office:value-type="float" office:value="3955.15825220512" calcext:value-type="float">
            <text:p>3955.15825220512</text:p>
          </table:table-cell>
          <table:table-cell table:formula="of:=PI()*([.B37]/2)^3*[.C37]" office:value-type="float" office:value="0.37435669214882" calcext:value-type="float">
            <text:p>0.3743566921488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7]&amp;&quot;, mass=&quot;&amp;[.I37]&amp;&quot;, area=&quot;&amp;[.D37]&amp;&quot;, area_moi=&quot;&amp;[.J37]&amp;&quot;, e_modul=&quot;&amp;[.K37]&amp;&quot;)&quot;" office:value-type="string" office:string-value="model.append(2.7, mass=3955.15825220512, area=0.179601710413075, area_moi=0.37435669214882, e_modul=210000000000)" calcext:value-type="string">
            <text:p>model.append(2.7, mass=3955.15825220512, area=0.179601710413075, area_moi=0.3743566921488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7]&amp;&quot;, &quot;&quot;mass&quot;&quot;:&quot;&amp;[.I37]&amp;&quot;,&quot;&quot;area&quot;&quot;:&quot;&amp;[.D37]&amp;&quot;,&quot;&quot;area_moi&quot;&quot;:&quot;&amp;[.J37]&amp;&quot;, &quot;&quot;e_modul&quot;&quot;:&quot;&amp;[.K37]&amp;&quot;},&quot;" office:value-type="string" office:string-value="{&quot;length&quot;:2.7, &quot;mass&quot;:3955.15825220512,&quot;area&quot;:0.179601710413075,&quot;area_moi&quot;:0.37435669214882, &quot;e_modul&quot;:210000000000}," calcext:value-type="string">
            <text:p>{"length":2.7, "mass":3955.15825220512,"area":0.179601710413075,"area_moi":0.37435669214882, "e_modul":210000000000},</text:p>
          </table:table-cell>
        </table:table-row>
        <table:table-row table:style-name="ro1">
          <table:table-cell office:value-type="float" office:value="2.708" calcext:value-type="float">
            <text:p>2.708</text:p>
          </table:table-cell>
          <table:table-cell office:value-type="float" office:value="3.948" calcext:value-type="float">
            <text:p>3.948</text:p>
          </table:table-cell>
          <table:table-cell office:value-type="float" office:value="0.014" calcext:value-type="float">
            <text:p>0.014</text:p>
          </table:table-cell>
          <table:table-cell table:formula="of:=PI()*[.B38]*[.C38]" office:value-type="float" office:value="0.173642109149215" calcext:value-type="float">
            <text:p>0.173642109149215</text:p>
          </table:table-cell>
          <table:table-cell table:formula="of:=[.D38]*[.A38]" office:value-type="float" office:value="0.470222831576074" calcext:value-type="float">
            <text:p>0.470222831576074</text:p>
          </table:table-cell>
          <table:table-cell table:formula="of:=[.E38]*7850" office:value-type="float" office:value="3691.24922787218" calcext:value-type="float">
            <text:p>3691.24922787218</text:p>
          </table:table-cell>
          <table:table-cell/>
          <table:table-cell table:formula="of:=[.A38]*55" office:value-type="float" office:value="148.94" calcext:value-type="float">
            <text:p>148.94</text:p>
          </table:table-cell>
          <table:table-cell table:formula="of:=SUM([.F38:.H38])" office:value-type="float" office:value="3840.18922787218" calcext:value-type="float">
            <text:p>3840.18922787218</text:p>
          </table:table-cell>
          <table:table-cell table:formula="of:=PI()*([.B38]/2)^3*[.C38]" office:value-type="float" office:value="0.338313519655563" calcext:value-type="float">
            <text:p>0.33831351965556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8]&amp;&quot;, mass=&quot;&amp;[.I38]&amp;&quot;, area=&quot;&amp;[.D38]&amp;&quot;, area_moi=&quot;&amp;[.J38]&amp;&quot;, e_modul=&quot;&amp;[.K38]&amp;&quot;)&quot;" office:value-type="string" office:string-value="model.append(2.708, mass=3840.18922787218, area=0.173642109149215, area_moi=0.338313519655563, e_modul=210000000000)" calcext:value-type="string">
            <text:p>model.append(2.708, mass=3840.18922787218, area=0.173642109149215, area_moi=0.33831351965556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8]&amp;&quot;, &quot;&quot;mass&quot;&quot;:&quot;&amp;[.I38]&amp;&quot;,&quot;&quot;area&quot;&quot;:&quot;&amp;[.D38]&amp;&quot;,&quot;&quot;area_moi&quot;&quot;:&quot;&amp;[.J38]&amp;&quot;, &quot;&quot;e_modul&quot;&quot;:&quot;&amp;[.K38]&amp;&quot;},&quot;" office:value-type="string" office:string-value="{&quot;length&quot;:2.708, &quot;mass&quot;:3840.18922787218,&quot;area&quot;:0.173642109149215,&quot;area_moi&quot;:0.338313519655563, &quot;e_modul&quot;:210000000000}," calcext:value-type="string">
            <text:p>{"length":2.708, "mass":3840.18922787218,"area":0.173642109149215,"area_moi":0.338313519655563, "e_modul":210000000000},</text:p>
          </table:table-cell>
        </table:table-row>
        <table:table-row table:style-name="ro1">
          <table:table-cell office:value-type="float" office:value="2.717" calcext:value-type="float">
            <text:p>2.717</text:p>
          </table:table-cell>
          <table:table-cell office:value-type="float" office:value="3.811" calcext:value-type="float">
            <text:p>3.811</text:p>
          </table:table-cell>
          <table:table-cell office:value-type="float" office:value="0.0145" calcext:value-type="float">
            <text:p>0.0145</text:p>
          </table:table-cell>
          <table:table-cell table:formula="of:=PI()*[.B39]*[.C39]" office:value-type="float" office:value="0.173602839241045" calcext:value-type="float">
            <text:p>0.173602839241045</text:p>
          </table:table-cell>
          <table:table-cell table:formula="of:=[.D39]*[.A39]" office:value-type="float" office:value="0.47167891421792" calcext:value-type="float">
            <text:p>0.47167891421792</text:p>
          </table:table-cell>
          <table:table-cell table:formula="of:=[.E39]*7850" office:value-type="float" office:value="3702.67947661067" calcext:value-type="float">
            <text:p>3702.67947661067</text:p>
          </table:table-cell>
          <table:table-cell/>
          <table:table-cell table:formula="of:=[.A39]*55" office:value-type="float" office:value="149.435" calcext:value-type="float">
            <text:p>149.435</text:p>
          </table:table-cell>
          <table:table-cell table:formula="of:=SUM([.F39:.H39])" office:value-type="float" office:value="3852.11447661067" calcext:value-type="float">
            <text:p>3852.11447661067</text:p>
          </table:table-cell>
          <table:table-cell table:formula="of:=PI()*([.B39]/2)^3*[.C39]" office:value-type="float" office:value="0.315169900243099" calcext:value-type="float">
            <text:p>0.31516990024309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9]&amp;&quot;, mass=&quot;&amp;[.I39]&amp;&quot;, area=&quot;&amp;[.D39]&amp;&quot;, area_moi=&quot;&amp;[.J39]&amp;&quot;, e_modul=&quot;&amp;[.K39]&amp;&quot;)&quot;" office:value-type="string" office:string-value="model.append(2.717, mass=3852.11447661067, area=0.173602839241045, area_moi=0.315169900243099, e_modul=210000000000)" calcext:value-type="string">
            <text:p>model.append(2.717, mass=3852.11447661067, area=0.173602839241045, area_moi=0.31516990024309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9]&amp;&quot;, &quot;&quot;mass&quot;&quot;:&quot;&amp;[.I39]&amp;&quot;,&quot;&quot;area&quot;&quot;:&quot;&amp;[.D39]&amp;&quot;,&quot;&quot;area_moi&quot;&quot;:&quot;&amp;[.J39]&amp;&quot;, &quot;&quot;e_modul&quot;&quot;:&quot;&amp;[.K39]&amp;&quot;},&quot;" office:value-type="string" office:string-value="{&quot;length&quot;:2.717, &quot;mass&quot;:3852.11447661067,&quot;area&quot;:0.173602839241045,&quot;area_moi&quot;:0.315169900243099, &quot;e_modul&quot;:210000000000}," calcext:value-type="string">
            <text:p>{"length":2.717, "mass":3852.11447661067,"area":0.173602839241045,"area_moi":0.315169900243099, "e_modul":210000000000},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3.6745" calcext:value-type="float">
            <text:p>3.6745</text:p>
          </table:table-cell>
          <table:table-cell office:value-type="float" office:value="0.0145" calcext:value-type="float">
            <text:p>0.0145</text:p>
          </table:table-cell>
          <table:table-cell table:formula="of:=PI()*[.B40]*[.C40]" office:value-type="float" office:value="0.167384841981428" calcext:value-type="float">
            <text:p>0.167384841981428</text:p>
          </table:table-cell>
          <table:table-cell table:formula="of:=[.D40]*[.A40]" office:value-type="float" office:value="0.45612369439939" calcext:value-type="float">
            <text:p>0.45612369439939</text:p>
          </table:table-cell>
          <table:table-cell table:formula="of:=[.E40]*7850" office:value-type="float" office:value="3580.57100103521" calcext:value-type="float">
            <text:p>3580.57100103521</text:p>
          </table:table-cell>
          <table:table-cell/>
          <table:table-cell table:formula="of:=[.A40]*55" office:value-type="float" office:value="149.875" calcext:value-type="float">
            <text:p>149.875</text:p>
          </table:table-cell>
          <table:table-cell table:formula="of:=SUM([.F40:.H40])" office:value-type="float" office:value="3730.44600103521" calcext:value-type="float">
            <text:p>3730.44600103521</text:p>
          </table:table-cell>
          <table:table-cell table:formula="of:=PI()*([.B40]/2)^3*[.C40]" office:value-type="float" office:value="0.282502726129668" calcext:value-type="float">
            <text:p>0.28250272612966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0]&amp;&quot;, mass=&quot;&amp;[.I40]&amp;&quot;, area=&quot;&amp;[.D40]&amp;&quot;, area_moi=&quot;&amp;[.J40]&amp;&quot;, e_modul=&quot;&amp;[.K40]&amp;&quot;)&quot;" office:value-type="string" office:string-value="model.append(2.725, mass=3730.44600103521, area=0.167384841981428, area_moi=0.282502726129668, e_modul=210000000000)" calcext:value-type="string">
            <text:p>model.append(2.725, mass=3730.44600103521, area=0.167384841981428, area_moi=0.28250272612966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0]&amp;&quot;, &quot;&quot;mass&quot;&quot;:&quot;&amp;[.I40]&amp;&quot;,&quot;&quot;area&quot;&quot;:&quot;&amp;[.D40]&amp;&quot;,&quot;&quot;area_moi&quot;&quot;:&quot;&amp;[.J40]&amp;&quot;, &quot;&quot;e_modul&quot;&quot;:&quot;&amp;[.K40]&amp;&quot;},&quot;" office:value-type="string" office:string-value="{&quot;length&quot;:2.725, &quot;mass&quot;:3730.44600103521,&quot;area&quot;:0.167384841981428,&quot;area_moi&quot;:0.282502726129668, &quot;e_modul&quot;:210000000000}," calcext:value-type="string">
            <text:p>{"length":2.725, "mass":3730.44600103521,"area":0.167384841981428,"area_moi":0.282502726129668, "e_modul":210000000000},</text:p>
          </table:table-cell>
        </table:table-row>
        <table:table-row table:style-name="ro1">
          <table:table-cell office:value-type="float" office:value="2.734" calcext:value-type="float">
            <text:p>2.734</text:p>
          </table:table-cell>
          <table:table-cell office:value-type="float" office:value="3.5375" calcext:value-type="float">
            <text:p>3.5375</text:p>
          </table:table-cell>
          <table:table-cell office:value-type="float" office:value="0.015" calcext:value-type="float">
            <text:p>0.015</text:p>
          </table:table-cell>
          <table:table-cell table:formula="of:=PI()*[.B41]*[.C41]" office:value-type="float" office:value="0.166700760181108" calcext:value-type="float">
            <text:p>0.166700760181108</text:p>
          </table:table-cell>
          <table:table-cell table:formula="of:=[.D41]*[.A41]" office:value-type="float" office:value="0.45575987833515" calcext:value-type="float">
            <text:p>0.45575987833515</text:p>
          </table:table-cell>
          <table:table-cell table:formula="of:=[.E41]*7850" office:value-type="float" office:value="3577.71504493093" calcext:value-type="float">
            <text:p>3577.71504493093</text:p>
          </table:table-cell>
          <table:table-cell/>
          <table:table-cell table:formula="of:=[.A41]*55" office:value-type="float" office:value="150.37" calcext:value-type="float">
            <text:p>150.37</text:p>
          </table:table-cell>
          <table:table-cell table:formula="of:=SUM([.F41:.H41])" office:value-type="float" office:value="3728.08504493093" calcext:value-type="float">
            <text:p>3728.08504493093</text:p>
          </table:table-cell>
          <table:table-cell table:formula="of:=PI()*([.B41]/2)^3*[.C41]" office:value-type="float" office:value="0.260759710588765" calcext:value-type="float">
            <text:p>0.26075971058876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1]&amp;&quot;, mass=&quot;&amp;[.I41]&amp;&quot;, area=&quot;&amp;[.D41]&amp;&quot;, area_moi=&quot;&amp;[.J41]&amp;&quot;, e_modul=&quot;&amp;[.K41]&amp;&quot;)&quot;" office:value-type="string" office:string-value="model.append(2.734, mass=3728.08504493093, area=0.166700760181108, area_moi=0.260759710588765, e_modul=210000000000)" calcext:value-type="string">
            <text:p>model.append(2.734, mass=3728.08504493093, area=0.166700760181108, area_moi=0.26075971058876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1]&amp;&quot;, &quot;&quot;mass&quot;&quot;:&quot;&amp;[.I41]&amp;&quot;,&quot;&quot;area&quot;&quot;:&quot;&amp;[.D41]&amp;&quot;,&quot;&quot;area_moi&quot;&quot;:&quot;&amp;[.J41]&amp;&quot;, &quot;&quot;e_modul&quot;&quot;:&quot;&amp;[.K41]&amp;&quot;},&quot;" office:value-type="string" office:string-value="{&quot;length&quot;:2.734, &quot;mass&quot;:3728.08504493093,&quot;area&quot;:0.166700760181108,&quot;area_moi&quot;:0.260759710588765, &quot;e_modul&quot;:210000000000}," calcext:value-type="string">
            <text:p>{"length":2.734, "mass":3728.08504493093,"area":0.166700760181108,"area_moi":0.260759710588765, "e_modul":210000000000},</text:p>
          </table:table-cell>
        </table:table-row>
        <table:table-row table:style-name="ro1">
          <table:table-cell office:value-type="float" office:value="2.742" calcext:value-type="float">
            <text:p>2.742</text:p>
          </table:table-cell>
          <table:table-cell office:value-type="float" office:value="3.3995" calcext:value-type="float">
            <text:p>3.3995</text:p>
          </table:table-cell>
          <table:table-cell office:value-type="float" office:value="0.0155" calcext:value-type="float">
            <text:p>0.0155</text:p>
          </table:table-cell>
          <table:table-cell table:formula="of:=PI()*[.B42]*[.C42]" office:value-type="float" office:value="0.165537585501117" calcext:value-type="float">
            <text:p>0.165537585501117</text:p>
          </table:table-cell>
          <table:table-cell table:formula="of:=[.D42]*[.A42]" office:value-type="float" office:value="0.453904059444062" calcext:value-type="float">
            <text:p>0.453904059444062</text:p>
          </table:table-cell>
          <table:table-cell table:formula="of:=[.E42]*7850" office:value-type="float" office:value="3563.14686663589" calcext:value-type="float">
            <text:p>3563.14686663589</text:p>
          </table:table-cell>
          <table:table-cell/>
          <table:table-cell table:formula="of:=[.A42]*55" office:value-type="float" office:value="150.81" calcext:value-type="float">
            <text:p>150.81</text:p>
          </table:table-cell>
          <table:table-cell table:formula="of:=SUM([.F42:.H42])" office:value-type="float" office:value="3713.95686663589" calcext:value-type="float">
            <text:p>3713.95686663589</text:p>
          </table:table-cell>
          <table:table-cell table:formula="of:=PI()*([.B42]/2)^3*[.C42]" office:value-type="float" office:value="0.239131462748325" calcext:value-type="float">
            <text:p>0.23913146274832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2]&amp;&quot;, mass=&quot;&amp;[.I42]&amp;&quot;, area=&quot;&amp;[.D42]&amp;&quot;, area_moi=&quot;&amp;[.J42]&amp;&quot;, e_modul=&quot;&amp;[.K42]&amp;&quot;)&quot;" office:value-type="string" office:string-value="model.append(2.742, mass=3713.95686663589, area=0.165537585501117, area_moi=0.239131462748325, e_modul=210000000000)" calcext:value-type="string">
            <text:p>model.append(2.742, mass=3713.95686663589, area=0.165537585501117, area_moi=0.23913146274832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2]&amp;&quot;, &quot;&quot;mass&quot;&quot;:&quot;&amp;[.I42]&amp;&quot;,&quot;&quot;area&quot;&quot;:&quot;&amp;[.D42]&amp;&quot;,&quot;&quot;area_moi&quot;&quot;:&quot;&amp;[.J42]&amp;&quot;, &quot;&quot;e_modul&quot;&quot;:&quot;&amp;[.K42]&amp;&quot;},&quot;" office:value-type="string" office:string-value="{&quot;length&quot;:2.742, &quot;mass&quot;:3713.95686663589,&quot;area&quot;:0.165537585501117,&quot;area_moi&quot;:0.239131462748325, &quot;e_modul&quot;:210000000000}," calcext:value-type="string">
            <text:p>{"length":2.742, "mass":3713.95686663589,"area":0.165537585501117,"area_moi":0.239131462748325, "e_modul":210000000000},</text:p>
          </table:table-cell>
        </table:table-row>
        <table:table-row table:style-name="ro1">
          <table:table-cell office:value-type="float" office:value="2.751" calcext:value-type="float">
            <text:p>2.751</text:p>
          </table:table-cell>
          <table:table-cell office:value-type="float" office:value="3.26" calcext:value-type="float">
            <text:p>3.26</text:p>
          </table:table-cell>
          <table:table-cell office:value-type="float" office:value="0.017" calcext:value-type="float">
            <text:p>0.017</text:p>
          </table:table-cell>
          <table:table-cell table:formula="of:=PI()*[.B43]*[.C43]" office:value-type="float" office:value="0.174107064861946" calcext:value-type="float">
            <text:p>0.174107064861946</text:p>
          </table:table-cell>
          <table:table-cell table:formula="of:=[.D43]*[.A43]" office:value-type="float" office:value="0.478968535435214" calcext:value-type="float">
            <text:p>0.478968535435214</text:p>
          </table:table-cell>
          <table:table-cell table:formula="of:=[.E43]*7850" office:value-type="float" office:value="3759.90300316643" calcext:value-type="float">
            <text:p>3759.90300316643</text:p>
          </table:table-cell>
          <table:table-cell/>
          <table:table-cell table:formula="of:=[.A43]*55" office:value-type="float" office:value="151.305" calcext:value-type="float">
            <text:p>151.305</text:p>
          </table:table-cell>
          <table:table-cell table:formula="of:=SUM([.F43:.H43])" office:value-type="float" office:value="3911.20800316643" calcext:value-type="float">
            <text:p>3911.20800316643</text:p>
          </table:table-cell>
          <table:table-cell table:formula="of:=PI()*([.B43]/2)^3*[.C43]" office:value-type="float" office:value="0.231292530315853" calcext:value-type="float">
            <text:p>0.23129253031585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3]&amp;&quot;, mass=&quot;&amp;[.I43]&amp;&quot;, area=&quot;&amp;[.D43]&amp;&quot;, area_moi=&quot;&amp;[.J43]&amp;&quot;, e_modul=&quot;&amp;[.K43]&amp;&quot;)&quot;" office:value-type="string" office:string-value="model.append(2.751, mass=3911.20800316643, area=0.174107064861946, area_moi=0.231292530315853, e_modul=210000000000)" calcext:value-type="string">
            <text:p>model.append(2.751, mass=3911.20800316643, area=0.174107064861946, area_moi=0.23129253031585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3]&amp;&quot;, &quot;&quot;mass&quot;&quot;:&quot;&amp;[.I43]&amp;&quot;,&quot;&quot;area&quot;&quot;:&quot;&amp;[.D43]&amp;&quot;,&quot;&quot;area_moi&quot;&quot;:&quot;&amp;[.J43]&amp;&quot;, &quot;&quot;e_modul&quot;&quot;:&quot;&amp;[.K43]&amp;&quot;},&quot;" office:value-type="string" office:string-value="{&quot;length&quot;:2.751, &quot;mass&quot;:3911.20800316643,&quot;area&quot;:0.174107064861946,&quot;area_moi&quot;:0.231292530315853, &quot;e_modul&quot;:210000000000}," calcext:value-type="string">
            <text:p>{"length":2.751, "mass":3911.20800316643,"area":0.174107064861946,"area_moi":0.231292530315853, "e_modul":210000000000},</text:p>
          </table:table-cell>
        </table:table-row>
        <table:table-row table:style-name="ro1">
          <table:table-cell office:value-type="float" office:value="2.759" calcext:value-type="float">
            <text:p>2.759</text:p>
          </table:table-cell>
          <table:table-cell office:value-type="float" office:value="3.1195" calcext:value-type="float">
            <text:p>3.1195</text:p>
          </table:table-cell>
          <table:table-cell office:value-type="float" office:value="0.0195" calcext:value-type="float">
            <text:p>0.0195</text:p>
          </table:table-cell>
          <table:table-cell table:formula="of:=PI()*[.B44]*[.C44]" office:value-type="float" office:value="0.191103866516031" calcext:value-type="float">
            <text:p>0.191103866516031</text:p>
          </table:table-cell>
          <table:table-cell table:formula="of:=[.D44]*[.A44]" office:value-type="float" office:value="0.527255567717728" calcext:value-type="float">
            <text:p>0.527255567717728</text:p>
          </table:table-cell>
          <table:table-cell table:formula="of:=[.E44]*7850" office:value-type="float" office:value="4138.95620658417" calcext:value-type="float">
            <text:p>4138.95620658417</text:p>
          </table:table-cell>
          <table:table-cell/>
          <table:table-cell table:formula="of:=[.A44]*55" office:value-type="float" office:value="151.745" calcext:value-type="float">
            <text:p>151.745</text:p>
          </table:table-cell>
          <table:table-cell table:formula="of:=SUM([.F44:.H44])" office:value-type="float" office:value="4290.70120658417" calcext:value-type="float">
            <text:p>4290.70120658417</text:p>
          </table:table-cell>
          <table:table-cell table:formula="of:=PI()*([.B44]/2)^3*[.C44]" office:value-type="float" office:value="0.23246066024076" calcext:value-type="float">
            <text:p>0.23246066024076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4]&amp;&quot;, mass=&quot;&amp;[.I44]&amp;&quot;, area=&quot;&amp;[.D44]&amp;&quot;, area_moi=&quot;&amp;[.J44]&amp;&quot;, e_modul=&quot;&amp;[.K44]&amp;&quot;)&quot;" office:value-type="string" office:string-value="model.append(2.759, mass=4290.70120658417, area=0.191103866516031, area_moi=0.23246066024076, e_modul=210000000000)" calcext:value-type="string">
            <text:p>model.append(2.759, mass=4290.70120658417, area=0.191103866516031, area_moi=0.23246066024076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4]&amp;&quot;, &quot;&quot;mass&quot;&quot;:&quot;&amp;[.I44]&amp;&quot;,&quot;&quot;area&quot;&quot;:&quot;&amp;[.D44]&amp;&quot;,&quot;&quot;area_moi&quot;&quot;:&quot;&amp;[.J44]&amp;&quot;, &quot;&quot;e_modul&quot;&quot;:&quot;&amp;[.K44]&amp;&quot;},&quot;" office:value-type="string" office:string-value="{&quot;length&quot;:2.759, &quot;mass&quot;:4290.70120658417,&quot;area&quot;:0.191103866516031,&quot;area_moi&quot;:0.23246066024076, &quot;e_modul&quot;:210000000000}," calcext:value-type="string">
            <text:p>{"length":2.759, "mass":4290.70120658417,"area":0.191103866516031,"area_moi":0.23246066024076, "e_modul":210000000000},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3.006" calcext:value-type="float">
            <text:p>3.006</text:p>
          </table:table-cell>
          <table:table-cell office:value-type="float" office:value="0.03" calcext:value-type="float">
            <text:p>0.03</text:p>
          </table:table-cell>
          <table:table-cell table:formula="of:=PI()*[.B45]*[.C45]" office:value-type="float" office:value="0.283308825500727" calcext:value-type="float">
            <text:p>0.283308825500727</text:p>
          </table:table-cell>
          <table:table-cell table:formula="of:=[.D45]*[.A45]" office:value-type="float" office:value="0.38161698794948" calcext:value-type="float">
            <text:p>0.38161698794948</text:p>
          </table:table-cell>
          <table:table-cell table:formula="of:=[.E45]*7850" office:value-type="float" office:value="2995.69335540342" calcext:value-type="float">
            <text:p>2995.69335540342</text:p>
          </table:table-cell>
          <table:table-cell/>
          <table:table-cell table:formula="of:=[.A45]*55" office:value-type="float" office:value="74.085" calcext:value-type="float">
            <text:p>74.085</text:p>
          </table:table-cell>
          <table:table-cell table:formula="of:=SUM([.F45:.H45])" office:value-type="float" office:value="3069.77835540342" calcext:value-type="float">
            <text:p>3069.77835540342</text:p>
          </table:table-cell>
          <table:table-cell table:formula="of:=PI()*([.B45]/2)^3*[.C45]" office:value-type="float" office:value="0.319998593292786" calcext:value-type="float">
            <text:p>0.319998593292786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5]&amp;&quot;, mass=&quot;&amp;[.I45]&amp;&quot;, area=&quot;&amp;[.D45]&amp;&quot;, area_moi=&quot;&amp;[.J45]&amp;&quot;, e_modul=&quot;&amp;[.K45]&amp;&quot;)&quot;" office:value-type="string" office:string-value="model.append(1.347, mass=3069.77835540342, area=0.283308825500727, area_moi=0.319998593292786, e_modul=210000000000)" calcext:value-type="string">
            <text:p>model.append(1.347, mass=3069.77835540342, area=0.283308825500727, area_moi=0.319998593292786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5]&amp;&quot;, &quot;&quot;mass&quot;&quot;:&quot;&amp;[.I45]&amp;&quot;,&quot;&quot;area&quot;&quot;:&quot;&amp;[.D45]&amp;&quot;,&quot;&quot;area_moi&quot;&quot;:&quot;&amp;[.J45]&amp;&quot;, &quot;&quot;e_modul&quot;&quot;:&quot;&amp;[.K45]&amp;&quot;},&quot;" office:value-type="string" office:string-value="{&quot;length&quot;:1.347, &quot;mass&quot;:3069.77835540342,&quot;area&quot;:0.283308825500727,&quot;area_moi&quot;:0.319998593292786, &quot;e_modul&quot;:210000000000}," calcext:value-type="string">
            <text:p>{"length":1.347, "mass":3069.77835540342,"area":0.283308825500727,"area_moi":0.319998593292786, "e_modul":210000000000},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972" calcext:value-type="float">
            <text:p>2.972</text:p>
          </table:table-cell>
          <table:table-cell office:value-type="float" office:value="0.03" calcext:value-type="float">
            <text:p>0.03</text:p>
          </table:table-cell>
          <table:table-cell table:formula="of:=PI()*[.B46]*[.C46]" office:value-type="float" office:value="0.280104400994066" calcext:value-type="float">
            <text:p>0.280104400994066</text:p>
          </table:table-cell>
          <table:table-cell table:formula="of:=[.D46]*[.A46]" office:value-type="float" office:value="0.0896334083181011" calcext:value-type="float">
            <text:p>0.089633408318101</text:p>
          </table:table-cell>
          <table:table-cell table:formula="of:=[.E46]*7850" office:value-type="float" office:value="703.622255297094" calcext:value-type="float">
            <text:p>703.622255297094</text:p>
          </table:table-cell>
          <table:table-cell office:value-type="float" office:value="1880" calcext:value-type="float">
            <text:p>1880</text:p>
          </table:table-cell>
          <table:table-cell table:formula="of:=[.A46]*55+PI()/4*[.B46]^2*55" office:value-type="float" office:value="399.14887822075" calcext:value-type="float">
            <text:p>399.14887822075</text:p>
          </table:table-cell>
          <table:table-cell table:formula="of:=SUM([.F46:.H46])" office:value-type="float" office:value="2982.77113351784" calcext:value-type="float">
            <text:p>2982.77113351784</text:p>
          </table:table-cell>
          <table:table-cell table:formula="of:=PI()*([.B46]/2)^3*[.C46]" office:value-type="float" office:value="0.309262708928746" calcext:value-type="float">
            <text:p>0.309262708928746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6]&amp;&quot;, mass=&quot;&amp;[.I46]&amp;&quot;, area=&quot;&amp;[.D46]&amp;&quot;, area_moi=&quot;&amp;[.J46]&amp;&quot;, e_modul=&quot;&amp;[.K46]&amp;&quot;)&quot;" office:value-type="string" office:string-value="model.append(0.32, mass=2982.77113351784, area=0.280104400994066, area_moi=0.309262708928746, e_modul=210000000000)" calcext:value-type="string">
            <text:p>model.append(0.32, mass=2982.77113351784, area=0.280104400994066, area_moi=0.309262708928746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6]&amp;&quot;, &quot;&quot;mass&quot;&quot;:&quot;&amp;[.I46]&amp;&quot;,&quot;&quot;area&quot;&quot;:&quot;&amp;[.D46]&amp;&quot;,&quot;&quot;area_moi&quot;&quot;:&quot;&amp;[.J46]&amp;&quot;, &quot;&quot;e_modul&quot;&quot;:&quot;&amp;[.K46]&amp;&quot;},&quot;" office:value-type="string" office:string-value="{&quot;length&quot;:0.32, &quot;mass&quot;:2982.77113351784,&quot;area&quot;:0.280104400994066,&quot;area_moi&quot;:0.309262708928746, &quot;e_modul&quot;:210000000000}," calcext:value-type="string">
            <text:p>{"length":0.32, "mass":2982.77113351784,"area":0.280104400994066,"area_moi":0.309262708928746, "e_modul":210000000000},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string" calcext:value-type="string">
            <text:p>]}</text:p>
          </table:table-cell>
        </table:table-row>
      </table:table>
      <table:table table:name="TopMas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 at tower t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65000" calcext:value-type="float">
            <text:p>165000</text:p>
          </table:table-cell>
        </table:table-row>
        <table:table-row table:style-name="ro1">
          <table:table-cell office:value-type="string" calcext:value-type="string">
            <text:p>MMOI</text:p>
          </table:table-cell>
          <table:table-cell table:style-name="ce2" office:value-type="float" office:value="500000" calcext:value-type="float">
            <text:p>5.00E+05</text:p>
          </table:table-cell>
        </table:table-row>
      </table:table>
      <table:table table:name="Expected_Stiff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cted frequency as result from alternative softwa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The alternative software does not delete (cancel) the DOF rows and columns for the application of stiff ground restraint, instead it sets below very high string valu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" office:value-type="float" office:value="1E+030" calcext:value-type="float">
            <text:p>1.00E+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lation</text:p>
          </table:table-cell>
          <table:table-cell table:style-name="ce2" office:value-type="float" office:value="1E+030" calcext:value-type="float">
            <text:p>1.00E+3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ll frequency results for the alternative software are computed based on the above ground restraints.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style-name="ce5" office:value-type="string" calcext:value-type="string">
            <text:p>Cancellation of DOF for base node in struc_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req_alternative</text:p>
          </table:table-cell>
          <table:table-cell office:value-type="string" calcext:value-type="string">
            <text:p>freq_struc_fe</text:p>
          </table:table-cell>
          <table:table-cell office:value-type="string" calcext:value-type="string">
            <text:p>tol [abs]</text:p>
          </table:table-cell>
          <table:table-cell office:value-type="string" calcext:value-type="string">
            <text:p>Tol [%]</text:p>
          </table:table-cell>
          <table:table-cell/>
          <table:table-cell table:style-name="ce5" office:value-type="string" calcext:value-type="string">
            <text:p>Python test 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2103" calcext:value-type="float">
            <text:p>0.262103</text:p>
          </table:table-cell>
          <table:table-cell office:value-type="float" office:value="0.26275125" calcext:value-type="float">
            <text:p>0.26275125</text:p>
          </table:table-cell>
          <table:table-cell table:formula="of:=ABS([.C10]-[.B10])" office:value-type="float" office:value="0.000648250000000017" calcext:value-type="float">
            <text:p>0.00064825</text:p>
          </table:table-cell>
          <table:table-cell table:style-name="ce8" table:formula="of:=[.D10]/[.C10]" office:value-type="percentage" office:value="0.00246716238267189" calcext:value-type="percentage">
            <text:p>0.25%</text:p>
          </table:table-cell>
          <table:table-cell/>
          <table:table-cell table:style-name="ce7" table:formula="of:=&quot;self.assertAlmostEqual(&quot;&amp;[.B10]&amp;&quot;, freq[&quot;&amp;[.A10]-1&amp;&quot;], delta=&quot;&amp;ABS([.D10])*1.00001&amp;&quot;)&quot;" office:value-type="string" office:string-value="self.assertAlmostEqual(0.262103, freq[0], delta=0.000648256482500017)" calcext:value-type="string">
            <text:p>self.assertAlmostEqual(0.262103, freq[0], delta=0.000648256482500017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672" calcext:value-type="float">
            <text:p>2.12672</text:p>
          </table:table-cell>
          <table:table-cell office:value-type="float" office:value="2.15111565" calcext:value-type="float">
            <text:p>2.15111565</text:p>
          </table:table-cell>
          <table:table-cell table:formula="of:=ABS([.C11]-[.B11])" office:value-type="float" office:value="0.0243956499999998" calcext:value-type="float">
            <text:p>0.02439565</text:p>
          </table:table-cell>
          <table:table-cell table:style-name="ce8" table:formula="of:=[.D11]/[.C11]" office:value-type="percentage" office:value="0.011340929066273" calcext:value-type="percentage">
            <text:p>1.13%</text:p>
          </table:table-cell>
          <table:table-cell/>
          <table:table-cell table:style-name="ce7" table:formula="of:=&quot;self.assertAlmostEqual(&quot;&amp;[.B11]&amp;&quot;, freq[&quot;&amp;[.A11]-1&amp;&quot;], delta=&quot;&amp;ABS([.D11])*1.00001&amp;&quot;)&quot;" office:value-type="string" office:string-value="self.assertAlmostEqual(2.12672, freq[1], delta=0.0243958939564998)" calcext:value-type="string">
            <text:p>self.assertAlmostEqual(2.12672, freq[1], delta=0.0243958939564998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6088" calcext:value-type="float">
            <text:p>5.96088</text:p>
          </table:table-cell>
          <table:table-cell office:value-type="float" office:value="6.03515025" calcext:value-type="float">
            <text:p>6.03515025</text:p>
          </table:table-cell>
          <table:table-cell table:formula="of:=ABS([.C12]-[.B12])" office:value-type="float" office:value="0.0742702499999997" calcext:value-type="float">
            <text:p>0.07427025</text:p>
          </table:table-cell>
          <table:table-cell table:style-name="ce8" table:formula="of:=[.D12]/[.C12]" office:value-type="percentage" office:value="0.0123062801957581" calcext:value-type="percentage">
            <text:p>1.23%</text:p>
          </table:table-cell>
          <table:table-cell/>
          <table:table-cell table:style-name="ce7" table:formula="of:=&quot;self.assertAlmostEqual(&quot;&amp;[.B12]&amp;&quot;, freq[&quot;&amp;[.A12]-1&amp;&quot;], delta=&quot;&amp;ABS([.D12])*1.00001&amp;&quot;)&quot;" office:value-type="string" office:string-value="self.assertAlmostEqual(5.96088, freq[2], delta=0.0742709927024997)" calcext:value-type="string">
            <text:p>self.assertAlmostEqual(5.96088, freq[2], delta=0.0742709927024997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6763" calcext:value-type="float">
            <text:p>11.6763</text:p>
          </table:table-cell>
          <table:table-cell office:value-type="float" office:value="11.87612937" calcext:value-type="float">
            <text:p>11.87612937</text:p>
          </table:table-cell>
          <table:table-cell table:formula="of:=ABS([.C13]-[.B13])" office:value-type="float" office:value="0.19982937" calcext:value-type="float">
            <text:p>0.19982937</text:p>
          </table:table-cell>
          <table:table-cell table:style-name="ce8" table:formula="of:=[.D13]/[.C13]" office:value-type="percentage" office:value="0.0168261361740285" calcext:value-type="percentage">
            <text:p>1.68%</text:p>
          </table:table-cell>
          <table:table-cell/>
          <table:table-cell table:style-name="ce7" table:formula="of:=&quot;self.assertAlmostEqual(&quot;&amp;[.B13]&amp;&quot;, freq[&quot;&amp;[.A13]-1&amp;&quot;], delta=&quot;&amp;ABS([.D13])*1.00001&amp;&quot;)&quot;" office:value-type="string" office:string-value="self.assertAlmostEqual(11.6763, freq[3], delta=0.1998313682937)" calcext:value-type="string">
            <text:p>self.assertAlmostEqual(11.6763, freq[3], delta=0.1998313682937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5397" calcext:value-type="float">
            <text:p>18.5397</text:p>
          </table:table-cell>
          <table:table-cell office:value-type="float" office:value="19.12366799" calcext:value-type="float">
            <text:p>19.12366799</text:p>
          </table:table-cell>
          <table:table-cell table:formula="of:=ABS([.C14]-[.B14])" office:value-type="float" office:value="0.583967990000001" calcext:value-type="float">
            <text:p>0.583967990000001</text:p>
          </table:table-cell>
          <table:table-cell table:style-name="ce8" table:formula="of:=[.D14]/[.C14]" office:value-type="percentage" office:value="0.0305364007733958" calcext:value-type="percentage">
            <text:p>3.05%</text:p>
          </table:table-cell>
          <table:table-cell/>
          <table:table-cell table:style-name="ce7" table:formula="of:=&quot;self.assertAlmostEqual(&quot;&amp;[.B14]&amp;&quot;, freq[&quot;&amp;[.A14]-1&amp;&quot;], delta=&quot;&amp;ABS([.D14])*1.00001&amp;&quot;)&quot;" office:value-type="string" office:string-value="self.assertAlmostEqual(18.5397, freq[4], delta=0.583973829679902)" calcext:value-type="string">
            <text:p>self.assertAlmostEqual(18.5397, freq[4], delta=0.583973829679902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Application of high rotation and translation spring instead of cancellation of DOF in struc_fe</text:p>
          </table:table-cell>
          <table:table-cell table:number-columns-repeated="6"/>
        </table:table-row>
      </table:table>
      <table:table table:name="Expected_soft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cted frequency as result from alternative softwa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ound restra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" office:value-type="float" office:value="100000000000" calcext:value-type="float">
            <text:p>1.00E+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lation</text:p>
          </table:table-cell>
          <table:table-cell table:style-name="ce2" office:value-type="float" office:value="310000000" calcext:value-type="float">
            <text:p>3.10E+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mass</text:p>
          </table:table-cell>
          <table:table-cell table:style-name="ce2" office:value-type="float" office:value="1000000" calcext:value-type="float">
            <text:p>1.00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mmoi</text:p>
          </table:table-cell>
          <table:table-cell table:style-name="ce2" office:value-type="float" office:value="50000000" calcext:value-type="float">
            <text:p>5.00E+07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req_alternative</text:p>
          </table:table-cell>
          <table:table-cell office:value-type="string" calcext:value-type="string">
            <text:p>freq_struc_fe</text:p>
          </table:table-cell>
          <table:table-cell office:value-type="string" calcext:value-type="string">
            <text:p>tol [abs]</text:p>
          </table:table-cell>
          <table:table-cell office:value-type="string" calcext:value-type="string">
            <text:p>Tol [%]</text:p>
          </table:table-cell>
          <table:table-cell/>
          <table:table-cell table:style-name="ce5" office:value-type="string" calcext:value-type="string">
            <text:p>Python test 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4552" calcext:value-type="float">
            <text:p>0.254552</text:p>
          </table:table-cell>
          <table:table-cell office:value-type="float" office:value="0.2551969" calcext:value-type="float">
            <text:p>0.2551969</text:p>
          </table:table-cell>
          <table:table-cell table:formula="of:=ABS([.C11]-[.B11])" office:value-type="float" office:value="0.000644900000000004" calcext:value-type="float">
            <text:p>0.0006449</text:p>
          </table:table-cell>
          <table:table-cell table:style-name="ce8" table:formula="of:=[.D11]/[.C11]" office:value-type="percentage" office:value="0.00252706831470133" calcext:value-type="percentage">
            <text:p>0.25%</text:p>
          </table:table-cell>
          <table:table-cell/>
          <table:table-cell table:style-name="ce7" table:formula="of:=&quot;self.assertAlmostEqual(&quot;&amp;[.B11]&amp;&quot;, freq[&quot;&amp;[.A11]-1&amp;&quot;], delta=&quot;&amp;ABS([.D11])*1.00001&amp;&quot;)&quot;" office:value-type="string" office:string-value="self.assertAlmostEqual(0.254552, freq[0], delta=0.000644906449000004)" calcext:value-type="string">
            <text:p>self.assertAlmostEqual(0.254552, freq[0], delta=0.00064490644900000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5146" calcext:value-type="float">
            <text:p>1.95146</text:p>
          </table:table-cell>
          <table:table-cell office:value-type="float" office:value="1.97117131" calcext:value-type="float">
            <text:p>1.97117131</text:p>
          </table:table-cell>
          <table:table-cell table:formula="of:=ABS([.C12]-[.B12])" office:value-type="float" office:value="0.0197113099999999" calcext:value-type="float">
            <text:p>0.01971131</text:p>
          </table:table-cell>
          <table:table-cell table:style-name="ce8" table:formula="of:=[.D12]/[.C12]" office:value-type="percentage" office:value="0.00999979550229956" calcext:value-type="percentage">
            <text:p>1.00%</text:p>
          </table:table-cell>
          <table:table-cell/>
          <table:table-cell table:style-name="ce7" table:formula="of:=&quot;self.assertAlmostEqual(&quot;&amp;[.B12]&amp;&quot;, freq[&quot;&amp;[.A12]-1&amp;&quot;], delta=&quot;&amp;ABS([.D12])*1.00001&amp;&quot;)&quot;" office:value-type="string" office:string-value="self.assertAlmostEqual(1.95146, freq[1], delta=0.0197115071130999)" calcext:value-type="string">
            <text:p>self.assertAlmostEqual(1.95146, freq[1], delta=0.0197115071130999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7028" calcext:value-type="float">
            <text:p>2.77028</text:p>
          </table:table-cell>
          <table:table-cell office:value-type="float" office:value="2.77431653" calcext:value-type="float">
            <text:p>2.77431653</text:p>
          </table:table-cell>
          <table:table-cell table:formula="of:=ABS([.C13]-[.B13])" office:value-type="float" office:value="0.00403653000000004" calcext:value-type="float">
            <text:p>0.00403653</text:p>
          </table:table-cell>
          <table:table-cell table:style-name="ce8" table:formula="of:=[.D13]/[.C13]" office:value-type="percentage" office:value="0.00145496375642474" calcext:value-type="percentage">
            <text:p>0.15%</text:p>
          </table:table-cell>
          <table:table-cell/>
          <table:table-cell table:style-name="ce7" table:formula="of:=&quot;self.assertAlmostEqual(&quot;&amp;[.B13]&amp;&quot;, freq[&quot;&amp;[.A13]-1&amp;&quot;], delta=&quot;&amp;ABS([.D13])*1.00001&amp;&quot;)&quot;" office:value-type="string" office:string-value="self.assertAlmostEqual(2.77028, freq[2], delta=0.00403657036530004)" calcext:value-type="string">
            <text:p>self.assertAlmostEqual(2.77028, freq[2], delta=0.00403657036530004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222" calcext:value-type="float">
            <text:p>5.5222</text:p>
          </table:table-cell>
          <table:table-cell office:value-type="float" office:value="5.57538632" calcext:value-type="float">
            <text:p>5.57538632</text:p>
          </table:table-cell>
          <table:table-cell table:formula="of:=ABS([.C14]-[.B14])" office:value-type="float" office:value="0.05318632" calcext:value-type="float">
            <text:p>0.05318632</text:p>
          </table:table-cell>
          <table:table-cell table:style-name="ce8" table:formula="of:=[.D14]/[.C14]" office:value-type="percentage" office:value="0.00953948604587458" calcext:value-type="percentage">
            <text:p>0.95%</text:p>
          </table:table-cell>
          <table:table-cell/>
          <table:table-cell table:style-name="ce7" table:formula="of:=&quot;self.assertAlmostEqual(&quot;&amp;[.B14]&amp;&quot;, freq[&quot;&amp;[.A14]-1&amp;&quot;], delta=&quot;&amp;ABS([.D14])*1.00001&amp;&quot;)&quot;" office:value-type="string" office:string-value="self.assertAlmostEqual(5.5222, freq[3], delta=0.0531868518632)" calcext:value-type="string">
            <text:p>self.assertAlmostEqual(5.5222, freq[3], delta=0.0531868518632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054" calcext:value-type="float">
            <text:p>8.0054</text:p>
          </table:table-cell>
          <table:table-cell office:value-type="float" office:value="8.04163298" calcext:value-type="float">
            <text:p>8.04163298</text:p>
          </table:table-cell>
          <table:table-cell table:formula="of:=ABS([.C15]-[.B15])" office:value-type="float" office:value="0.0362329799999994" calcext:value-type="float">
            <text:p>0.03623298</text:p>
          </table:table-cell>
          <table:table-cell table:style-name="ce8" table:formula="of:=[.D15]/[.C15]" office:value-type="percentage" office:value="0.00450567441838155" calcext:value-type="percentage">
            <text:p>0.45%</text:p>
          </table:table-cell>
          <table:table-cell/>
          <table:table-cell table:style-name="ce7" table:formula="of:=&quot;self.assertAlmostEqual(&quot;&amp;[.B15]&amp;&quot;, freq[&quot;&amp;[.A15]-1&amp;&quot;], delta=&quot;&amp;ABS([.D15])*1.00001&amp;&quot;)&quot;" office:value-type="string" office:string-value="self.assertAlmostEqual(8.0054, freq[4], delta=0.0362333423297994)" calcext:value-type="string">
            <text:p>self.assertAlmostEqual(8.0054, freq[4], delta=0.036233342329799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9:19:18.046951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2:51:59.630911591</meta:creation-date>
    <dc:date>2020-09-15T19:27:48.680142493</dc:date>
    <meta:editing-duration>PT10H20M17S</meta:editing-duration>
    <meta:editing-cycles>14</meta:editing-cycles>
    <meta:generator>LibreOffice/6.4.6.2$Linux_X86_64 LibreOffice_project/40$Build-2</meta:generator>
    <meta:document-statistic meta:table-count="4" meta:cell-count="713" meta:object-count="0"/>
  </office:meta>
</office:document-meta>
</file>